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hart_4/meta.xml" manifest:media-type="text/xml"/>
  <manifest:file-entry manifest:full-path="chart_4/styles.xml" manifest:media-type="text/xml"/>
  <manifest:file-entry manifest:full-path="chart_4/content.xml" manifest:media-type="text/xml"/>
  <manifest:file-entry manifest:full-path="chart_4/" manifest:media-type="application/vnd.oasis.opendocument.chart"/>
  <manifest:file-entry manifest:full-path="styles.xml" manifest:media-type="text/xml"/>
  <manifest:file-entry manifest:full-path="chart_2/meta.xml" manifest:media-type="text/xml"/>
  <manifest:file-entry manifest:full-path="chart_2/styles.xml" manifest:media-type="text/xml"/>
  <manifest:file-entry manifest:full-path="chart_2/content.xml" manifest:media-type="text/xml"/>
  <manifest:file-entry manifest:full-path="chart_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1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439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5.006cm"/>
    </style:style>
    <style:style style:name="co11" style:family="table-column">
      <style:table-column-properties fo:break-before="auto" style:column-width="2.764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0]" style:apply-style-name="Bad" style:base-cell-address="'NTC Voltage Divider'.B9"/>
    </style:style>
    <style:style style:name="ce52" style:family="table-cell" style:parent-style-name="Default" style:data-style-name="N112"/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" style:family="table-cell" style:parent-style-name="Default">
      <style:text-properties style:font-name="Consolas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4]" style:apply-style-name="Error" style:base-cell-address="'Curve Fit - NTC_MF58,10K, B3950'.B52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37" style:family="table-cell" style:parent-style-name="Default" style:data-style-name="N2"/>
    <style:style style:name="ce109" style:family="table-cell" style:parent-style-name="Default" style:data-style-name="N11"/>
    <style:style style:name="ce28" style:family="table-cell" style:parent-style-name="Result_5f_CorelPolyGUI" style:data-style-name="N130">
      <style:text-properties style:font-name="Consolas"/>
    </style:style>
    <style:style style:name="ce120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3]" style:apply-style-name="Bad" style:base-cell-address="'Weller WT-50 Calculations'.C6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/>
      <style:map style:condition="cell-content()&gt;[.$C$13]" style:apply-style-name="Bad" style:base-cell-address="'Weller WT-50 Calculations'.C6"/>
    </style:style>
    <style:style style:name="ce13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0" style:family="table-cell" style:parent-style-name="Default" style:data-style-name="N41"/>
    <style:style style:name="ce111" style:family="table-cell" style:parent-style-name="Result_5f_CorelPolyGUI" style:data-style-name="N2"/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37"/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7" table:number-rows-spanned="1">
            <text:p>Simple Voltage divider – no amplifier</text:p>
          </table:table-cell>
          <table:covered-table-cell table:number-columns-repeated="2" table:style-name="ce43"/>
          <table:covered-table-cell table:number-columns-repeated="4"/>
          <table:table-cell table:style-name="ce43"/>
          <table:table-cell table:number-columns-repeated="2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</table:table-row>
        <table:table-row table:style-name="ro1">
          <table:table-cell table:style-name="ce38" office:value-type="string" calcext:value-type="string">
            <text:p>Rref(Kohm)</text:p>
          </table:table-cell>
          <table:table-cell table:style-name="ce18" office:value-type="float" office:value="10" calcext:value-type="float">
            <text:p>10.0</text:p>
          </table:table-cell>
          <table:table-cell table:style-name="ce43" table:number-columns-repeated="5"/>
          <table:table-cell table:style-name="ce18" table:number-columns-repeated="3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8" office:value-type="float" office:value="20" calcext:value-type="float">
            <text:p>20.0</text:p>
          </table:table-cell>
          <table:table-cell table:style-name="ce43" table:formula="of:=[.B5]-2" office:value-type="float" office:value="18" calcext:value-type="float">
            <text:p>18.0</text:p>
          </table:table-cell>
          <table:table-cell table:style-name="ce43" table:formula="of:=[.C5]-2" office:value-type="float" office:value="16" calcext:value-type="float">
            <text:p>16.0</text:p>
          </table:table-cell>
          <table:table-cell table:style-name="ce43" table:formula="of:=[.D5]-2" office:value-type="float" office:value="14" calcext:value-type="float">
            <text:p>14.0</text:p>
          </table:table-cell>
          <table:table-cell table:style-name="ce43" table:formula="of:=[.E5]-2" office:value-type="float" office:value="12" calcext:value-type="float">
            <text:p>12.0</text:p>
          </table:table-cell>
          <table:table-cell table:style-name="ce43" table:formula="of:=[.F5]-2" office:value-type="float" office:value="10" calcext:value-type="float">
            <text:p>10.0</text:p>
          </table:table-cell>
          <table:table-cell table:style-name="ce43" table:formula="of:=[.G5]-2" office:value-type="float" office:value="8" calcext:value-type="float">
            <text:p>8.0</text:p>
          </table:table-cell>
          <table:table-cell table:style-name="ce43" table:formula="of:=[.H5]-2" office:value-type="float" office:value="6" calcext:value-type="float">
            <text:p>6.0</text:p>
          </table:table-cell>
          <table:table-cell table:style-name="ce43" office:value-type="float" office:value="2.5" calcext:value-type="float">
            <text:p>2.5</text:p>
          </table:table-cell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2.2" calcext:value-type="float">
            <text:p>2.20</text:p>
          </table:table-cell>
          <table:table-cell table:style-name="ce23" table:formula="of:=[.$B$3]*[.C5]/([.$B$4]+[.C5])" office:value-type="float" office:value="2.12142857142857" calcext:value-type="float">
            <text:p>2.12</text:p>
          </table:table-cell>
          <table:table-cell table:style-name="ce23" table:formula="of:=[.$B$3]*[.D5]/([.$B$4]+[.D5])" office:value-type="float" office:value="2.03076923076923" calcext:value-type="float">
            <text:p>2.03</text:p>
          </table:table-cell>
          <table:table-cell table:style-name="ce23" table:formula="of:=[.$B$3]*[.E5]/([.$B$4]+[.E5])" office:value-type="float" office:value="1.925" calcext:value-type="float">
            <text:p>1.93</text:p>
          </table:table-cell>
          <table:table-cell table:style-name="ce23" table:formula="of:=[.$B$3]*[.F5]/([.$B$4]+[.F5])" office:value-type="float" office:value="1.8" calcext:value-type="float">
            <text:p>1.80</text:p>
          </table:table-cell>
          <table:table-cell table:style-name="ce23" table:formula="of:=[.$B$3]*[.G5]/([.$B$4]+[.G5])" office:value-type="float" office:value="1.65" calcext:value-type="float">
            <text:p>1.65</text:p>
          </table:table-cell>
          <table:table-cell table:style-name="ce23" table:formula="of:=[.$B$3]*[.H5]/([.$B$4]+[.H5])" office:value-type="float" office:value="1.46666666666667" calcext:value-type="float">
            <text:p>1.47</text:p>
          </table:table-cell>
          <table:table-cell table:style-name="ce23" table:formula="of:=[.$B$3]*[.I5]/([.$B$4]+[.I5])" office:value-type="float" office:value="1.2375" calcext:value-type="float">
            <text:p>1.24</text:p>
          </table:table-cell>
          <table:table-cell table:style-name="ce23" table:formula="of:=[.$B$3]*[.J5]/([.$B$4]+[.J5])" office:value-type="float" office:value="0.66" calcext:value-type="float">
            <text:p>0.66</text:p>
          </table:table-cell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242" calcext:value-type="float">
            <text:p>0.24</text:p>
          </table:table-cell>
          <table:table-cell table:style-name="ce23" table:formula="of:=1000*[.C6]^2/(1000*[.C5])" office:value-type="float" office:value="0.250025510204082" calcext:value-type="float">
            <text:p>0.25</text:p>
          </table:table-cell>
          <table:table-cell table:style-name="ce23" table:formula="of:=1000*[.D6]^2/(1000*[.D5])" office:value-type="float" office:value="0.257751479289941" calcext:value-type="float">
            <text:p>0.26</text:p>
          </table:table-cell>
          <table:table-cell table:style-name="ce23" table:formula="of:=1000*[.E6]^2/(1000*[.E5])" office:value-type="float" office:value="0.2646875" calcext:value-type="float">
            <text:p>0.26</text:p>
          </table:table-cell>
          <table:table-cell table:style-name="ce23" table:formula="of:=1000*[.F6]^2/(1000*[.F5])" office:value-type="float" office:value="0.27" calcext:value-type="float">
            <text:p>0.27</text:p>
          </table:table-cell>
          <table:table-cell table:style-name="ce23" table:formula="of:=1000*[.G6]^2/(1000*[.G5])" office:value-type="float" office:value="0.27225" calcext:value-type="float">
            <text:p>0.27</text:p>
          </table:table-cell>
          <table:table-cell table:style-name="ce23" table:formula="of:=1000*[.H6]^2/(1000*[.H5])" office:value-type="float" office:value="0.268888888888889" calcext:value-type="float">
            <text:p>0.27</text:p>
          </table:table-cell>
          <table:table-cell table:style-name="ce23" table:formula="of:=1000*[.I6]^2/(1000*[.I5])" office:value-type="float" office:value="0.255234375" calcext:value-type="float">
            <text:p>0.26</text:p>
          </table:table-cell>
          <table:table-cell table:style-name="ce23" table:formula="of:=1000*[.J6]^2/(1000*[.J5])" office:value-type="float" office:value="0.17424" calcext:value-type="float">
            <text:p>0.17</text:p>
          </table:table-cell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1" calcext:value-type="float">
            <text:p>1.0</text:p>
          </table:table-cell>
          <table:table-cell table:style-name="ce43" table:number-columns-repeated="8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2.2" calcext:value-type="float">
            <text:p>2.2</text:p>
          </table:table-cell>
          <table:table-cell table:style-name="ce19" table:formula="of:=[.$B$8]*[.$B$3]*[.C5]/([.C5]+[.$B$4])" office:value-type="float" office:value="2.12142857142857" calcext:value-type="float">
            <text:p>2.1</text:p>
          </table:table-cell>
          <table:table-cell table:style-name="ce19" table:formula="of:=[.$B$8]*[.$B$3]*[.D5]/([.D5]+[.$B$4])" office:value-type="float" office:value="2.03076923076923" calcext:value-type="float">
            <text:p>2.0</text:p>
          </table:table-cell>
          <table:table-cell table:style-name="ce19" table:formula="of:=[.$B$8]*[.$B$3]*[.E5]/([.E5]+[.$B$4])" office:value-type="float" office:value="1.925" calcext:value-type="float">
            <text:p>1.9</text:p>
          </table:table-cell>
          <table:table-cell table:style-name="ce19" table:formula="of:=[.$B$8]*[.$B$3]*[.F5]/([.F5]+[.$B$4])" office:value-type="float" office:value="1.8" calcext:value-type="float">
            <text:p>1.8</text:p>
          </table:table-cell>
          <table:table-cell table:style-name="ce19" table:formula="of:=[.$B$8]*[.$B$3]*[.G5]/([.G5]+[.$B$4])" office:value-type="float" office:value="1.65" calcext:value-type="float">
            <text:p>1.7</text:p>
          </table:table-cell>
          <table:table-cell table:style-name="ce19" table:formula="of:=[.$B$8]*[.$B$3]*[.H5]/([.H5]+[.$B$4])" office:value-type="float" office:value="1.46666666666667" calcext:value-type="float">
            <text:p>1.5</text:p>
          </table:table-cell>
          <table:table-cell table:style-name="ce19" table:formula="of:=[.$B$8]*[.$B$3]*[.I5]/([.I5]+[.$B$4])" office:value-type="float" office:value="1.2375" calcext:value-type="float">
            <text:p>1.2</text:p>
          </table:table-cell>
          <table:table-cell table:style-name="ce19" table:formula="of:=[.$B$8]*[.$B$3]*[.J5]/([.J5]+[.$B$4])" office:value-type="float" office:value="0.66" calcext:value-type="float">
            <text:p>0.7</text:p>
          </table:table-cell>
        </table:table-row>
        <table:table-row table:style-name="ro1">
          <table:table-cell table:style-name="ce34"/>
          <table:table-cell table:number-columns-repeated="3"/>
          <table:table-cell table:style-name="ce26" office:value-type="string" calcext:value-type="string">
            <text:p>Max Vo</text:p>
          </table:table-cell>
          <table:table-cell table:style-name="ce29" office:value-type="float" office:value="2.5" calcext:value-type="float">
            <text:p>2.5</text:p>
          </table:table-cell>
          <table:table-cell table:style-name="ce43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1.46142857142857" calcext:value-type="float">
            <text:p>1.5</text:p>
          </table:table-cell>
          <table:table-cell/>
        </table:table-row>
        <table:table-row table:style-name="ro1" table:number-rows-repeated="2">
          <table:table-cell table:style-name="ce34"/>
          <table:table-cell table:number-columns-repeated="9"/>
        </table:table-row>
        <table:table-row table:style-name="ro1" table:number-rows-repeated="2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0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3:'Curve Fit - NTC_MF58,10K, B3950'.B31 'Curve Fit - NTC_MF58,10K, B3950'.E3:'Curve Fit - NTC_MF58,10K, B3950'.E31 'Curve Fit - NTC_MF58,10K, B3950'.M3:'Curve Fit - NTC_MF58,10K, B3950'.M31 'Curve Fit - NTC_MF58,10K, B3950'.N3:'Curve Fit - NTC_MF58,10K, B3950'.N31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A48:'Curve Fit - NTC_MF58,10K, B3950'.A48 'Curve Fit - NTC_MF58,10K, B3950'.B48:'Curve Fit - NTC_MF58,10K, B3950'.H48 'Curve Fit - NTC_MF58,10K, B3950'.A50:'Curve Fit - NTC_MF58,10K, B3950'.A50 'Curve Fit - NTC_MF58,10K, B3950'.B50:'Curve Fit - NTC_MF58,10K, B3950'.H50 'Curve Fit - NTC_MF58,10K, B3950'.A48:'Curve Fit - NTC_MF58,10K, B3950'.A48 'Curve Fit - NTC_MF58,10K, B3950'.B48:'Curve Fit - NTC_MF58,10K, B3950'.H48 'Curve Fit - NTC_MF58,10K, B3950'.A51:'Curve Fit - NTC_MF58,10K, B3950'.A51 'Curve Fit - NTC_MF58,10K, B3950'.B51:'Curve Fit - NTC_MF58,10K, B3950'.H51 'Curve Fit - NTC_MF58,10K, B3950'.A48:'Curve Fit - NTC_MF58,10K, B3950'.A48 'Curve Fit - NTC_MF58,10K, B3950'.B48:'Curve Fit - NTC_MF58,10K, B3950'.H48 'Curve Fit - NTC_MF58,10K, B3950'.A52:'Curve Fit - NTC_MF58,10K, B3950'.A52 'Curve Fit - NTC_MF58,10K, B3950'.B52:'Curve Fit - NTC_MF58,10K, B3950'.H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8:'Curve Fit - NTC_MF58,10K, B3950'.B78 'Curve Fit - NTC_MF58,10K, B3950'.E68:'Curve Fit - NTC_MF58,10K, B3950'.E78 'Curve Fit - NTC_MF58,10K, B3950'.H68:'Curve Fit - NTC_MF58,10K, B3950'.H108 'Curve Fit - NTC_MF58,10K, B3950'.I68:'Curve Fit - NTC_MF58,10K, B3950'.I108 'Curve Fit - NTC_MF58,10K, B3950'.H68:'Curve Fit - NTC_MF58,10K, B3950'.H78 'Curve Fit - NTC_MF58,10K, B3950'.I68:'Curve Fit - NTC_MF58,10K, B3950'.I78 'Curve Fit - NTC_MF58,10K, B3950'.H68:'Curve Fit - NTC_MF58,10K, B3950'.H78 'Curve Fit - NTC_MF58,10K, B3950'.I68:'Curve Fit - NTC_MF58,10K, B3950'.I78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default-cell-style-name="ce9"/>
        <table:table-column table:style-name="co1" table:default-cell-style-name="ce4"/>
        <table:table-column table:style-name="co7" table:default-cell-style-name="ce4"/>
        <table:table-column table:style-name="co8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9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10" table:default-cell-style-name="ce4"/>
        <table:table-column table:style-name="co1" table:number-columns-repeated="1001" table:default-cell-style-name="ce4"/>
        <table:table-row table:style-name="ro1">
          <table:table-cell table:style-name="ce4"/>
          <table:table-cell table:number-columns-repeated="1017"/>
        </table:table-row>
        <table:table-row table:style-name="ro2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3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3]+274.15" office:value-type="float" office:value="264.15" calcext:value-type="float">
            <text:p>264.15</text:p>
          </table:table-cell>
          <table:table-cell table:formula="of:=1/[.D3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6]*[.B3]^0 + [.G$7]*[.B3]^1 + [.G$8]*[.B3]^2 + [.G$9]*[.B3]^3)" office:value-type="float" office:value="264.291850445887" calcext:value-type="float">
            <text:p>264.29</text:p>
          </table:table-cell>
          <table:table-cell table:formula="of:= -274.15+1/([.G$6]*LN([.A3])^0 + [.G$7]*LN([.A3])^1 + [.G$8]*LN([.A3])^2 + [.G$9]*LN([.A3])^3)" office:value-type="float" office:value="-9.85814955411263" calcext:value-type="float">
            <text:p>-9.9</text:p>
          </table:table-cell>
          <table:table-cell table:formula="of:=([.C3]-[.I3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6]*[.B3]^0 + [.L$7]*[.B3]^1 + [.L$8]*[.B3]^2)" office:value-type="float" office:value="263.962246711945" calcext:value-type="float">
            <text:p>263.96</text:p>
          </table:table-cell>
          <table:table-cell table:formula="of:= -274.15+1/([.L$6]*LN([.$A3])^0 + [.L$7]*LN([.$A3])^1 + [.L$8]*LN([.$A3])^2)" office:value-type="float" office:value="-10.187753288055" calcext:value-type="float">
            <text:p>-10.19</text:p>
          </table:table-cell>
          <table:table-cell table:formula="of:=([.C3]-[.N3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6]*LN([.$A3])^0 + [.Q$7]*LN([.$A3])^1 + [.Q$8]*LN([.$A3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4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4]+274.15" office:value-type="float" office:value="269.15" calcext:value-type="float">
            <text:p>269.15</text:p>
          </table:table-cell>
          <table:table-cell table:formula="of:=1/[.D4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6]*[.B4]^0 + [.G$7]*[.B4]^1 + [.G$8]*[.B4]^2 + [.G$9]*[.B4]^3)" office:value-type="float" office:value="269.158398895804" calcext:value-type="float">
            <text:p>269.16</text:p>
          </table:table-cell>
          <table:table-cell table:formula="of:= -274.15+1/([.G$6]*LN([.A4])^0 + [.G$7]*LN([.A4])^1 + [.G$8]*LN([.A4])^2 + [.G$9]*LN([.A4])^3)" office:value-type="float" office:value="-4.99160110419609" calcext:value-type="float">
            <text:p>-5.0</text:p>
          </table:table-cell>
          <table:table-cell table:formula="of:=([.C4]-[.I4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6]*[.B4]^0 + [.L$7]*[.B4]^1 + [.L$8]*[.B4]^2)" office:value-type="float" office:value="269.008657324944" calcext:value-type="float">
            <text:p>269.01</text:p>
          </table:table-cell>
          <table:table-cell table:formula="of:= -274.15+1/([.L$6]*LN([.$A4])^0 + [.L$7]*LN([.$A4])^1 + [.L$8]*LN([.$A4])^2)" office:value-type="float" office:value="-5.14134267505631" calcext:value-type="float">
            <text:p>-5.14</text:p>
          </table:table-cell>
          <table:table-cell table:formula="of:=([.C4]-[.N4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6]*LN([.$A4])^0 + [.Q$7]*LN([.$A4])^1 + [.Q$8]*LN([.$A4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5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5]+274.15" office:value-type="float" office:value="274.15" calcext:value-type="float">
            <text:p>274.15</text:p>
          </table:table-cell>
          <table:table-cell table:formula="of:=1/[.D5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6]*[.B5]^0 + [.G$7]*[.B5]^1 + [.G$8]*[.B5]^2 + [.G$9]*[.B5]^3)" office:value-type="float" office:value="274.072596926424" calcext:value-type="float">
            <text:p>274.07</text:p>
          </table:table-cell>
          <table:table-cell table:formula="of:= -274.15+1/([.G$6]*LN([.A5])^0 + [.G$7]*LN([.A5])^1 + [.G$8]*LN([.A5])^2 + [.G$9]*LN([.A5])^3)" office:value-type="float" office:value="-0.0774030735762494" calcext:value-type="float">
            <text:p>-0.1</text:p>
          </table:table-cell>
          <table:table-cell table:formula="of:=([.C5]-[.I5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6]*[.B5]^0 + [.L$7]*[.B5]^1 + [.L$8]*[.B5]^2)" office:value-type="float" office:value="274.062363946542" calcext:value-type="float">
            <text:p>274.06</text:p>
          </table:table-cell>
          <table:table-cell table:formula="of:= -274.15+1/([.L$6]*LN([.$A5])^0 + [.L$7]*LN([.$A5])^1 + [.L$8]*LN([.$A5])^2)" office:value-type="float" office:value="-0.0876360534583114" calcext:value-type="float">
            <text:p>-0.09</text:p>
          </table:table-cell>
          <table:table-cell table:formula="of:=([.C5]-[.N5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6]*LN([.$A5])^0 + [.Q$7]*LN([.$A5])^1 + [.Q$8]*LN([.$A5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6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6]+274.15" office:value-type="float" office:value="279.15" calcext:value-type="float">
            <text:p>279.15</text:p>
          </table:table-cell>
          <table:table-cell table:formula="of:=1/[.D6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6]*[.B6]^0 + [.G$7]*[.B6]^1 + [.G$8]*[.B6]^2 + [.G$9]*[.B6]^3)" office:value-type="float" office:value="279.043752631249" calcext:value-type="float">
            <text:p>279.04</text:p>
          </table:table-cell>
          <table:table-cell table:formula="of:= -274.15+1/([.G$6]*LN([.A6])^0 + [.G$7]*LN([.A6])^1 + [.G$8]*LN([.A6])^2 + [.G$9]*LN([.A6])^3)" office:value-type="float" office:value="4.89375263124873" calcext:value-type="float">
            <text:p>4.9</text:p>
          </table:table-cell>
          <table:table-cell table:formula="of:=([.C6]-[.I6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6]*[.B6]^0 + [.L$7]*[.B6]^1 + [.L$8]*[.B6]^2)" office:value-type="float" office:value="279.136978053214" calcext:value-type="float">
            <text:p>279.14</text:p>
          </table:table-cell>
          <table:table-cell table:formula="of:= -274.15+1/([.L$6]*LN([.$A6])^0 + [.L$7]*LN([.$A6])^1 + [.L$8]*LN([.$A6])^2)" office:value-type="float" office:value="4.98697805321427" calcext:value-type="float">
            <text:p>4.99</text:p>
          </table:table-cell>
          <table:table-cell table:formula="of:=([.C6]-[.N6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6];[.Q$2]-(1+INT(LOG10(ABS([.L6])))))" office:value-type="float" office:value="0.00129869" calcext:value-type="float">
            <text:p>1.29869000E-03</text:p>
          </table:table-cell>
          <table:table-cell/>
          <table:table-cell table:style-name="ce27" table:formula="of:= -274.15+1/([.Q$6]*LN([.$A6])^0 + [.Q$7]*LN([.$A6])^1 + [.Q$8]*LN([.$A6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office:value-type="float" office:value="20067" calcext:value-type="float">
            <text:p>20067</text:p>
          </table:table-cell>
          <table:table-cell table:formula="of:=LN([.A7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7]+274.15" office:value-type="float" office:value="284.15" calcext:value-type="float">
            <text:p>284.15</text:p>
          </table:table-cell>
          <table:table-cell table:formula="of:=1/[.D7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6]*[.B7]^0 + [.G$7]*[.B7]^1 + [.G$8]*[.B7]^2 + [.G$9]*[.B7]^3)" office:value-type="float" office:value="284.040750688012" calcext:value-type="float">
            <text:p>284.04</text:p>
          </table:table-cell>
          <table:table-cell table:formula="of:= -274.15+1/([.G$6]*LN([.A7])^0 + [.G$7]*LN([.A7])^1 + [.G$8]*LN([.A7])^2 + [.G$9]*LN([.A7])^3)" office:value-type="float" office:value="9.89075068801196" calcext:value-type="float">
            <text:p>9.9</text:p>
          </table:table-cell>
          <table:table-cell table:formula="of:=([.C7]-[.I7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6]*[.B7]^0 + [.L$7]*[.B7]^1 + [.L$8]*[.B7]^2)" office:value-type="float" office:value="284.204759583049" calcext:value-type="float">
            <text:p>284.20</text:p>
          </table:table-cell>
          <table:table-cell table:formula="of:= -274.15+1/([.L$6]*LN([.$A7])^0 + [.L$7]*LN([.$A7])^1 + [.L$8]*LN([.$A7])^2)" office:value-type="float" office:value="10.0547595830489" calcext:value-type="float">
            <text:p>10.05</text:p>
          </table:table-cell>
          <table:table-cell table:formula="of:=([.C7]-[.N7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7];[.Q$2]-(1+INT(LOG10(ABS([.L7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6]*LN([.$A7])^0 + [.Q$7]*LN([.$A7])^1 + [.Q$8]*LN([.$A7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office:value-type="float" office:value="15800" calcext:value-type="float">
            <text:p>15800</text:p>
          </table:table-cell>
          <table:table-cell table:formula="of:=LN([.A8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8]+274.15" office:value-type="float" office:value="289.15" calcext:value-type="float">
            <text:p>289.15</text:p>
          </table:table-cell>
          <table:table-cell table:formula="of:=1/[.D8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6]*[.B8]^0 + [.G$7]*[.B8]^1 + [.G$8]*[.B8]^2 + [.G$9]*[.B8]^3)" office:value-type="float" office:value="289.059319211916" calcext:value-type="float">
            <text:p>289.06</text:p>
          </table:table-cell>
          <table:table-cell table:formula="of:= -274.15+1/([.G$6]*LN([.A8])^0 + [.G$7]*LN([.A8])^1 + [.G$8]*LN([.A8])^2 + [.G$9]*LN([.A8])^3)" office:value-type="float" office:value="14.9093192119158" calcext:value-type="float">
            <text:p>14.9</text:p>
          </table:table-cell>
          <table:table-cell table:formula="of:=([.C8]-[.I8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6]*[.B8]^0 + [.L$7]*[.B8]^1 + [.L$8]*[.B8]^2)" office:value-type="float" office:value="289.26548973121" calcext:value-type="float">
            <text:p>289.27</text:p>
          </table:table-cell>
          <table:table-cell table:formula="of:= -274.15+1/([.L$6]*LN([.$A8])^0 + [.L$7]*LN([.$A8])^1 + [.L$8]*LN([.$A8])^2)" office:value-type="float" office:value="15.1154897312097" calcext:value-type="float">
            <text:p>15.12</text:p>
          </table:table-cell>
          <table:table-cell table:formula="of:=([.C8]-[.N8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8];[.Q$2]-(1+INT(LOG10(ABS([.L8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6]*LN([.$A8])^0 + [.Q$7]*LN([.$A8])^1 + [.Q$8]*LN([.$A8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office:value-type="float" office:value="12528" calcext:value-type="float">
            <text:p>12528</text:p>
          </table:table-cell>
          <table:table-cell table:formula="of:=LN([.A9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9]+274.15" office:value-type="float" office:value="294.15" calcext:value-type="float">
            <text:p>294.15</text:p>
          </table:table-cell>
          <table:table-cell table:formula="of:=1/[.D9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6]*[.B9]^0 + [.G$7]*[.B9]^1 + [.G$8]*[.B9]^2 + [.G$9]*[.B9]^3)" office:value-type="float" office:value="294.096623340563" calcext:value-type="float">
            <text:p>294.10</text:p>
          </table:table-cell>
          <table:table-cell table:formula="of:= -274.15+1/([.G$6]*LN([.A9])^0 + [.G$7]*LN([.A9])^1 + [.G$8]*LN([.A9])^2 + [.G$9]*LN([.A9])^3)" office:value-type="float" office:value="19.9466233405629" calcext:value-type="float">
            <text:p>19.9</text:p>
          </table:table-cell>
          <table:table-cell table:formula="of:=([.C9]-[.I9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6]*[.B9]^0 + [.L$7]*[.B9]^1 + [.L$8]*[.B9]^2)" office:value-type="float" office:value="294.320215863001" calcext:value-type="float">
            <text:p>294.32</text:p>
          </table:table-cell>
          <table:table-cell table:formula="of:= -274.15+1/([.L$6]*LN([.$A9])^0 + [.L$7]*LN([.$A9])^1 + [.L$8]*LN([.$A9])^2)" office:value-type="float" office:value="20.1702158630007" calcext:value-type="float">
            <text:p>20.17</text:p>
          </table:table-cell>
          <table:table-cell table:formula="of:=([.C9]-[.N9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6]*LN([.$A9])^0 + [.Q$7]*LN([.$A9])^1 + [.Q$8]*LN([.$A9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N([.A10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10]+274.15" office:value-type="float" office:value="299.15" calcext:value-type="float">
            <text:p>299.15</text:p>
          </table:table-cell>
          <table:table-cell table:formula="of:=1/[.D10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6]*[.B10]^0 + [.G$7]*[.B10]^1 + [.G$8]*[.B10]^2 + [.G$9]*[.B10]^3)" office:value-type="float" office:value="299.149925642846" calcext:value-type="float">
            <text:p>299.15</text:p>
          </table:table-cell>
          <table:table-cell table:formula="of:= -274.15+1/([.G$6]*LN([.A10])^0 + [.G$7]*LN([.A10])^1 + [.G$8]*LN([.A10])^2 + [.G$9]*LN([.A10])^3)" office:value-type="float" office:value="24.9999256428462" calcext:value-type="float">
            <text:p>25.0</text:p>
          </table:table-cell>
          <table:table-cell table:formula="of:=([.C10]-[.I10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6]*[.B10]^0 + [.L$7]*[.B10]^1 + [.L$8]*[.B10]^2)" office:value-type="float" office:value="299.369905147598" calcext:value-type="float">
            <text:p>299.37</text:p>
          </table:table-cell>
          <table:table-cell table:formula="of:= -274.15+1/([.L$6]*LN([.$A10])^0 + [.L$7]*LN([.$A10])^1 + [.L$8]*LN([.$A10])^2)" office:value-type="float" office:value="25.2199051475976" calcext:value-type="float">
            <text:p>25.22</text:p>
          </table:table-cell>
          <table:table-cell table:formula="of:=([.C10]-[.N10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6]*LN([.$A10])^0 + [.Q$7]*LN([.$A10])^1 + [.Q$8]*LN([.$A10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LN([.A11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1]+274.15" office:value-type="float" office:value="304.15" calcext:value-type="float">
            <text:p>304.15</text:p>
          </table:table-cell>
          <table:table-cell table:formula="of:=1/[.D11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6]*[.B11]^0 + [.G$7]*[.B11]^1 + [.G$8]*[.B11]^2 + [.G$9]*[.B11]^3)" office:value-type="float" office:value="304.204310864937" calcext:value-type="float">
            <text:p>304.20</text:p>
          </table:table-cell>
          <table:table-cell table:formula="of:= -274.15+1/([.G$6]*LN([.A11])^0 + [.G$7]*LN([.A11])^1 + [.G$8]*LN([.A11])^2 + [.G$9]*LN([.A11])^3)" office:value-type="float" office:value="30.0543108649366" calcext:value-type="float">
            <text:p>30.1</text:p>
          </table:table-cell>
          <table:table-cell table:formula="of:=([.C11]-[.I11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6]*[.B11]^0 + [.L$7]*[.B11]^1 + [.L$8]*[.B11]^2)" office:value-type="float" office:value="304.403259961618" calcext:value-type="float">
            <text:p>304.40</text:p>
          </table:table-cell>
          <table:table-cell table:formula="of:= -274.15+1/([.L$6]*LN([.$A11])^0 + [.L$7]*LN([.$A11])^1 + [.L$8]*LN([.$A11])^2)" office:value-type="float" office:value="30.2532599616183" calcext:value-type="float">
            <text:p>30.25</text:p>
          </table:table-cell>
          <table:table-cell table:formula="of:=([.C11]-[.N11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6]*LN([.$A11])^0 + [.Q$7]*LN([.$A11])^1 + [.Q$8]*LN([.$A11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LN([.A12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2]+274.15" office:value-type="float" office:value="309.15" calcext:value-type="float">
            <text:p>309.15</text:p>
          </table:table-cell>
          <table:table-cell table:formula="of:=1/[.D12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6]*[.B12]^0 + [.G$7]*[.B12]^1 + [.G$8]*[.B12]^2 + [.G$9]*[.B12]^3)" office:value-type="float" office:value="309.240265209663" calcext:value-type="float">
            <text:p>309.24</text:p>
          </table:table-cell>
          <table:table-cell table:formula="of:= -274.15+1/([.G$6]*LN([.A12])^0 + [.G$7]*LN([.A12])^1 + [.G$8]*LN([.A12])^2 + [.G$9]*LN([.A12])^3)" office:value-type="float" office:value="35.0902652096628" calcext:value-type="float">
            <text:p>35.1</text:p>
          </table:table-cell>
          <table:table-cell table:formula="of:=([.C12]-[.I12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6]*[.B12]^0 + [.L$7]*[.B12]^1 + [.L$8]*[.B12]^2)" office:value-type="float" office:value="309.404402317911" calcext:value-type="float">
            <text:p>309.40</text:p>
          </table:table-cell>
          <table:table-cell table:formula="of:= -274.15+1/([.L$6]*LN([.$A12])^0 + [.L$7]*LN([.$A12])^1 + [.L$8]*LN([.$A12])^2)" office:value-type="float" office:value="35.2544023179111" calcext:value-type="float">
            <text:p>35.25</text:p>
          </table:table-cell>
          <table:table-cell table:formula="of:=([.C12]-[.N12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6]*LN([.$A12])^0 + [.Q$7]*LN([.$A12])^1 + [.Q$8]*LN([.$A12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LN([.A13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3]+274.15" office:value-type="float" office:value="314.15" calcext:value-type="float">
            <text:p>314.15</text:p>
          </table:table-cell>
          <table:table-cell table:formula="of:=1/[.D13]" office:value-type="float" office:value="0.00318319274232055" calcext:value-type="float">
            <text:p>0.003183</text:p>
          </table:table-cell>
          <table:table-cell table:number-columns-repeated="2"/>
          <table:table-cell table:formula="of:= 1/([.G$6]*[.B13]^0 + [.G$7]*[.B13]^1 + [.G$8]*[.B13]^2 + [.G$9]*[.B13]^3)" office:value-type="float" office:value="314.26303573244" calcext:value-type="float">
            <text:p>314.26</text:p>
          </table:table-cell>
          <table:table-cell table:formula="of:= -274.15+1/([.G$6]*LN([.A13])^0 + [.G$7]*LN([.A13])^1 + [.G$8]*LN([.A13])^2 + [.G$9]*LN([.A13])^3)" office:value-type="float" office:value="40.1130357324404" calcext:value-type="float">
            <text:p>40.1</text:p>
          </table:table-cell>
          <table:table-cell table:formula="of:=([.C13]-[.I13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6]*[.B13]^0 + [.L$7]*[.B13]^1 + [.L$8]*[.B13]^2)" office:value-type="float" office:value="314.381922139474" calcext:value-type="float">
            <text:p>314.38</text:p>
          </table:table-cell>
          <table:table-cell table:formula="of:= -274.15+1/([.L$6]*LN([.$A13])^0 + [.L$7]*LN([.$A13])^1 + [.L$8]*LN([.$A13])^2)" office:value-type="float" office:value="40.2319221394739" calcext:value-type="float">
            <text:p>40.23</text:p>
          </table:table-cell>
          <table:table-cell table:formula="of:=([.C13]-[.N13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6]*LN([.$A13])^0 + [.Q$7]*LN([.$A13])^1 + [.Q$8]*LN([.$A13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LN([.A14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4]+274.15" office:value-type="float" office:value="319.15" calcext:value-type="float">
            <text:p>319.15</text:p>
          </table:table-cell>
          <table:table-cell table:formula="of:=1/[.D14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6]*[.B14]^0 + [.G$7]*[.B14]^1 + [.G$8]*[.B14]^2 + [.G$9]*[.B14]^3)" office:value-type="float" office:value="319.258034123781" calcext:value-type="float">
            <text:p>319.26</text:p>
          </table:table-cell>
          <table:table-cell table:formula="of:= -274.15+1/([.G$6]*LN([.A14])^0 + [.G$7]*LN([.A14])^1 + [.G$8]*LN([.A14])^2 + [.G$9]*LN([.A14])^3)" office:value-type="float" office:value="45.108034123781" calcext:value-type="float">
            <text:p>45.1</text:p>
          </table:table-cell>
          <table:table-cell table:formula="of:=([.C14]-[.I14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6]*[.B14]^0 + [.L$7]*[.B14]^1 + [.L$8]*[.B14]^2)" office:value-type="float" office:value="319.324540848193" calcext:value-type="float">
            <text:p>319.32</text:p>
          </table:table-cell>
          <table:table-cell table:formula="of:= -274.15+1/([.L$6]*LN([.$A14])^0 + [.L$7]*LN([.$A14])^1 + [.L$8]*LN([.$A14])^2)" office:value-type="float" office:value="45.1745408481932" calcext:value-type="float">
            <text:p>45.17</text:p>
          </table:table-cell>
          <table:table-cell table:formula="of:=([.C14]-[.N14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6]*LN([.$A14])^0 + [.Q$7]*LN([.$A14])^1 + [.Q$8]*LN([.$A14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LN([.A15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5]+274.15" office:value-type="float" office:value="324.15" calcext:value-type="float">
            <text:p>324.15</text:p>
          </table:table-cell>
          <table:table-cell table:formula="of:=1/[.D15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6]*[.B15]^0 + [.G$7]*[.B15]^1 + [.G$8]*[.B15]^2 + [.G$9]*[.B15]^3)" office:value-type="float" office:value="324.229517976632" calcext:value-type="float">
            <text:p>324.23</text:p>
          </table:table-cell>
          <table:table-cell table:formula="of:= -274.15+1/([.G$6]*LN([.A15])^0 + [.G$7]*LN([.A15])^1 + [.G$8]*LN([.A15])^2 + [.G$9]*LN([.A15])^3)" office:value-type="float" office:value="50.0795179766317" calcext:value-type="float">
            <text:p>50.1</text:p>
          </table:table-cell>
          <table:table-cell table:formula="of:=([.C15]-[.I15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6]*[.B15]^0 + [.L$7]*[.B15]^1 + [.L$8]*[.B15]^2)" office:value-type="float" office:value="324.239465240879" calcext:value-type="float">
            <text:p>324.24</text:p>
          </table:table-cell>
          <table:table-cell table:formula="of:= -274.15+1/([.L$6]*LN([.$A15])^0 + [.L$7]*LN([.$A15])^1 + [.L$8]*LN([.$A15])^2)" office:value-type="float" office:value="50.0894652408788" calcext:value-type="float">
            <text:p>50.09</text:p>
          </table:table-cell>
          <table:table-cell table:formula="of:=([.C15]-[.N15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6]*LN([.$A15])^0 + [.Q$7]*LN([.$A15])^1 + [.Q$8]*LN([.$A15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LN([.A16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6]+274.15" office:value-type="float" office:value="329.15" calcext:value-type="float">
            <text:p>329.15</text:p>
          </table:table-cell>
          <table:table-cell table:formula="of:=1/[.D16]" office:value-type="float" office:value="0.00303812851283609" calcext:value-type="float">
            <text:p>0.003038</text:p>
          </table:table-cell>
          <table:table-cell table:number-columns-repeated="2"/>
          <table:table-cell table:formula="of:= 1/([.G$6]*[.B16]^0 + [.G$7]*[.B16]^1 + [.G$8]*[.B16]^2 + [.G$9]*[.B16]^3)" office:value-type="float" office:value="329.210975465465" calcext:value-type="float">
            <text:p>329.21</text:p>
          </table:table-cell>
          <table:table-cell table:formula="of:= -274.15+1/([.G$6]*LN([.A16])^0 + [.G$7]*LN([.A16])^1 + [.G$8]*LN([.A16])^2 + [.G$9]*LN([.A16])^3)" office:value-type="float" office:value="55.060975465465" calcext:value-type="float">
            <text:p>55.1</text:p>
          </table:table-cell>
          <table:table-cell table:formula="of:=([.C16]-[.I16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6]*[.B16]^0 + [.L$7]*[.B16]^1 + [.L$8]*[.B16]^2)" office:value-type="float" office:value="329.162591395238" calcext:value-type="float">
            <text:p>329.16</text:p>
          </table:table-cell>
          <table:table-cell table:formula="of:= -274.15+1/([.L$6]*LN([.$A16])^0 + [.L$7]*LN([.$A16])^1 + [.L$8]*LN([.$A16])^2)" office:value-type="float" office:value="55.0125913952377" calcext:value-type="float">
            <text:p>55.01</text:p>
          </table:table-cell>
          <table:table-cell table:formula="of:=([.C16]-[.N16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6]*LN([.$A16])^0 + [.Q$7]*LN([.$A16])^1 + [.Q$8]*LN([.$A16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LN([.A17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7]+274.15" office:value-type="float" office:value="334.15" calcext:value-type="float">
            <text:p>334.15</text:p>
          </table:table-cell>
          <table:table-cell table:formula="of:=1/[.D17]" office:value-type="float" office:value="0.00299266796348945" calcext:value-type="float">
            <text:p>0.002993</text:p>
          </table:table-cell>
          <table:table-cell table:number-columns-repeated="2"/>
          <table:table-cell table:formula="of:= 1/([.G$6]*[.B17]^0 + [.G$7]*[.B17]^1 + [.G$8]*[.B17]^2 + [.G$9]*[.B17]^3)" office:value-type="float" office:value="334.184493296778" calcext:value-type="float">
            <text:p>334.18</text:p>
          </table:table-cell>
          <table:table-cell table:formula="of:= -274.15+1/([.G$6]*LN([.A17])^0 + [.G$7]*LN([.A17])^1 + [.G$8]*LN([.A17])^2 + [.G$9]*LN([.A17])^3)" office:value-type="float" office:value="60.0344932967784" calcext:value-type="float">
            <text:p>60.0</text:p>
          </table:table-cell>
          <table:table-cell table:formula="of:=([.C17]-[.I17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6]*[.B17]^0 + [.L$7]*[.B17]^1 + [.L$8]*[.B17]^2)" office:value-type="float" office:value="334.078894072407" calcext:value-type="float">
            <text:p>334.08</text:p>
          </table:table-cell>
          <table:table-cell table:formula="of:= -274.15+1/([.L$6]*LN([.$A17])^0 + [.L$7]*LN([.$A17])^1 + [.L$8]*LN([.$A17])^2)" office:value-type="float" office:value="59.9288940724073" calcext:value-type="float">
            <text:p>59.93</text:p>
          </table:table-cell>
          <table:table-cell table:formula="of:=([.C17]-[.N17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6]*LN([.$A17])^0 + [.Q$7]*LN([.$A17])^1 + [.Q$8]*LN([.$A17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LN([.A18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8]+274.15" office:value-type="float" office:value="339.15" calcext:value-type="float">
            <text:p>339.15</text:p>
          </table:table-cell>
          <table:table-cell table:formula="of:=1/[.D18]" office:value-type="float" office:value="0.00294854784018871" calcext:value-type="float">
            <text:p>0.002949</text:p>
          </table:table-cell>
          <table:table-cell table:number-columns-repeated="2"/>
          <table:table-cell table:formula="of:= 1/([.G$6]*[.B18]^0 + [.G$7]*[.B18]^1 + [.G$8]*[.B18]^2 + [.G$9]*[.B18]^3)" office:value-type="float" office:value="339.498438712702" calcext:value-type="float">
            <text:p>339.50</text:p>
          </table:table-cell>
          <table:table-cell table:formula="of:= -274.15+1/([.G$6]*LN([.A18])^0 + [.G$7]*LN([.A18])^1 + [.G$8]*LN([.A18])^2 + [.G$9]*LN([.A18])^3)" office:value-type="float" office:value="65.3484387127019" calcext:value-type="float">
            <text:p>65.3</text:p>
          </table:table-cell>
          <table:table-cell table:formula="of:=([.C18]-[.I18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6]*[.B18]^0 + [.L$7]*[.B18]^1 + [.L$8]*[.B18]^2)" office:value-type="float" office:value="339.335787912738" calcext:value-type="float">
            <text:p>339.34</text:p>
          </table:table-cell>
          <table:table-cell table:formula="of:= -274.15+1/([.L$6]*LN([.$A18])^0 + [.L$7]*LN([.$A18])^1 + [.L$8]*LN([.$A18])^2)" office:value-type="float" office:value="65.1857879127377" calcext:value-type="float">
            <text:p>65.19</text:p>
          </table:table-cell>
          <table:table-cell table:formula="of:=([.C18]-[.N18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6]*LN([.$A18])^0 + [.Q$7]*LN([.$A18])^1 + [.Q$8]*LN([.$A18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9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9]+274.15" office:value-type="float" office:value="344.15" calcext:value-type="float">
            <text:p>344.15</text:p>
          </table:table-cell>
          <table:table-cell table:formula="of:=1/[.D19]" office:value-type="float" office:value="0.00290570971959901" calcext:value-type="float">
            <text:p>0.002906</text:p>
          </table:table-cell>
          <table:table-cell table:number-columns-repeated="2"/>
          <table:table-cell table:formula="of:= 1/([.G$6]*[.B19]^0 + [.G$7]*[.B19]^1 + [.G$8]*[.B19]^2 + [.G$9]*[.B19]^3)" office:value-type="float" office:value="344.064987150698" calcext:value-type="float">
            <text:p>344.06</text:p>
          </table:table-cell>
          <table:table-cell table:formula="of:= -274.15+1/([.G$6]*LN([.A19])^0 + [.G$7]*LN([.A19])^1 + [.G$8]*LN([.A19])^2 + [.G$9]*LN([.A19])^3)" office:value-type="float" office:value="69.9149871506984" calcext:value-type="float">
            <text:p>69.9</text:p>
          </table:table-cell>
          <table:table-cell table:formula="of:=([.C19]-[.I19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6]*[.B19]^0 + [.L$7]*[.B19]^1 + [.L$8]*[.B19]^2)" office:value-type="float" office:value="343.858998950528" calcext:value-type="float">
            <text:p>343.86</text:p>
          </table:table-cell>
          <table:table-cell table:formula="of:= -274.15+1/([.L$6]*LN([.$A19])^0 + [.L$7]*LN([.$A19])^1 + [.L$8]*LN([.$A19])^2)" office:value-type="float" office:value="69.7089989505279" calcext:value-type="float">
            <text:p>69.71</text:p>
          </table:table-cell>
          <table:table-cell table:formula="of:=([.C19]-[.N19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6]*LN([.$A19])^0 + [.Q$7]*LN([.$A19])^1 + [.Q$8]*LN([.$A19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20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20]+274.15" office:value-type="float" office:value="349.15" calcext:value-type="float">
            <text:p>349.15</text:p>
          </table:table-cell>
          <table:table-cell table:formula="of:=1/[.D20]" office:value-type="float" office:value="0.00286409852498926" calcext:value-type="float">
            <text:p>0.002864</text:p>
          </table:table-cell>
          <table:table-cell table:number-columns-repeated="2"/>
          <table:table-cell table:formula="of:= 1/([.G$6]*[.B20]^0 + [.G$7]*[.B20]^1 + [.G$8]*[.B20]^2 + [.G$9]*[.B20]^3)" office:value-type="float" office:value="349.040935504542" calcext:value-type="float">
            <text:p>349.04</text:p>
          </table:table-cell>
          <table:table-cell table:formula="of:= -274.15+1/([.G$6]*LN([.A20])^0 + [.G$7]*LN([.A20])^1 + [.G$8]*LN([.A20])^2 + [.G$9]*LN([.A20])^3)" office:value-type="float" office:value="74.8909355045422" calcext:value-type="float">
            <text:p>74.9</text:p>
          </table:table-cell>
          <table:table-cell table:formula="of:=([.C20]-[.I20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6]*[.B20]^0 + [.L$7]*[.B20]^1 + [.L$8]*[.B20]^2)" office:value-type="float" office:value="348.796122083389" calcext:value-type="float">
            <text:p>348.80</text:p>
          </table:table-cell>
          <table:table-cell table:formula="of:= -274.15+1/([.L$6]*LN([.$A20])^0 + [.L$7]*LN([.$A20])^1 + [.L$8]*LN([.$A20])^2)" office:value-type="float" office:value="74.6461220833893" calcext:value-type="float">
            <text:p>74.65</text:p>
          </table:table-cell>
          <table:table-cell table:formula="of:=([.C20]-[.N20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6]*LN([.$A20])^0 + [.Q$7]*LN([.$A20])^1 + [.Q$8]*LN([.$A20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1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1]+274.15" office:value-type="float" office:value="354.15" calcext:value-type="float">
            <text:p>354.15</text:p>
          </table:table-cell>
          <table:table-cell table:formula="of:=1/[.D21]" office:value-type="float" office:value="0.00282366228999012" calcext:value-type="float">
            <text:p>0.002824</text:p>
          </table:table-cell>
          <table:table-cell table:number-columns-repeated="2"/>
          <table:table-cell table:formula="of:= 1/([.G$6]*[.B21]^0 + [.G$7]*[.B21]^1 + [.G$8]*[.B21]^2 + [.G$9]*[.B21]^3)" office:value-type="float" office:value="354.00483506697" calcext:value-type="float">
            <text:p>354.00</text:p>
          </table:table-cell>
          <table:table-cell table:formula="of:= -274.15+1/([.G$6]*LN([.A21])^0 + [.G$7]*LN([.A21])^1 + [.G$8]*LN([.A21])^2 + [.G$9]*LN([.A21])^3)" office:value-type="float" office:value="79.8548350669705" calcext:value-type="float">
            <text:p>79.9</text:p>
          </table:table-cell>
          <table:table-cell table:formula="of:=([.C21]-[.I21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6]*[.B21]^0 + [.L$7]*[.B21]^1 + [.L$8]*[.B21]^2)" office:value-type="float" office:value="353.732437734501" calcext:value-type="float">
            <text:p>353.73</text:p>
          </table:table-cell>
          <table:table-cell table:formula="of:= -274.15+1/([.L$6]*LN([.$A21])^0 + [.L$7]*LN([.$A21])^1 + [.L$8]*LN([.$A21])^2)" office:value-type="float" office:value="79.5824377345008" calcext:value-type="float">
            <text:p>79.58</text:p>
          </table:table-cell>
          <table:table-cell table:formula="of:=([.C21]-[.N21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6]*LN([.$A21])^0 + [.Q$7]*LN([.$A21])^1 + [.Q$8]*LN([.$A21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2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2]+274.15" office:value-type="float" office:value="359.15" calcext:value-type="float">
            <text:p>359.15</text:p>
          </table:table-cell>
          <table:table-cell table:formula="of:=1/[.D22]" office:value-type="float" office:value="0.00278435194208548" calcext:value-type="float">
            <text:p>0.002784</text:p>
          </table:table-cell>
          <table:table-cell table:number-columns-repeated="2"/>
          <table:table-cell table:formula="of:= 1/([.G$6]*[.B22]^0 + [.G$7]*[.B22]^1 + [.G$8]*[.B22]^2 + [.G$9]*[.B22]^3)" office:value-type="float" office:value="358.948533290409" calcext:value-type="float">
            <text:p>358.95</text:p>
          </table:table-cell>
          <table:table-cell table:formula="of:= -274.15+1/([.G$6]*LN([.A22])^0 + [.G$7]*LN([.A22])^1 + [.G$8]*LN([.A22])^2 + [.G$9]*LN([.A22])^3)" office:value-type="float" office:value="84.7985332904091" calcext:value-type="float">
            <text:p>84.8</text:p>
          </table:table-cell>
          <table:table-cell table:formula="of:=([.C22]-[.I22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6]*[.B22]^0 + [.L$7]*[.B22]^1 + [.L$8]*[.B22]^2)" office:value-type="float" office:value="358.662184511407" calcext:value-type="float">
            <text:p>358.66</text:p>
          </table:table-cell>
          <table:table-cell table:formula="of:= -274.15+1/([.L$6]*LN([.$A22])^0 + [.L$7]*LN([.$A22])^1 + [.L$8]*LN([.$A22])^2)" office:value-type="float" office:value="84.5121845114067" calcext:value-type="float">
            <text:p>84.51</text:p>
          </table:table-cell>
          <table:table-cell table:formula="of:=([.C22]-[.N22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6]*LN([.$A22])^0 + [.Q$7]*LN([.$A22])^1 + [.Q$8]*LN([.$A22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3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3]+274.15" office:value-type="float" office:value="364.15" calcext:value-type="float">
            <text:p>364.15</text:p>
          </table:table-cell>
          <table:table-cell table:formula="of:=1/[.D23]" office:value-type="float" office:value="0.00274612110394068" calcext:value-type="float">
            <text:p>0.002746</text:p>
          </table:table-cell>
          <table:table-cell table:number-columns-repeated="2"/>
          <table:table-cell table:formula="of:= 1/([.G$6]*[.B23]^0 + [.G$7]*[.B23]^1 + [.G$8]*[.B23]^2 + [.G$9]*[.B23]^3)" office:value-type="float" office:value="363.994991159006" calcext:value-type="float">
            <text:p>363.99</text:p>
          </table:table-cell>
          <table:table-cell table:formula="of:= -274.15+1/([.G$6]*LN([.A23])^0 + [.G$7]*LN([.A23])^1 + [.G$8]*LN([.A23])^2 + [.G$9]*LN([.A23])^3)" office:value-type="float" office:value="89.8449911590065" calcext:value-type="float">
            <text:p>89.8</text:p>
          </table:table-cell>
          <table:table-cell table:formula="of:=([.C23]-[.I23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6]*[.B23]^0 + [.L$7]*[.B23]^1 + [.L$8]*[.B23]^2)" office:value-type="float" office:value="363.710854172167" calcext:value-type="float">
            <text:p>363.71</text:p>
          </table:table-cell>
          <table:table-cell table:formula="of:= -274.15+1/([.L$6]*LN([.$A23])^0 + [.L$7]*LN([.$A23])^1 + [.L$8]*LN([.$A23])^2)" office:value-type="float" office:value="89.5608541721668" calcext:value-type="float">
            <text:p>89.56</text:p>
          </table:table-cell>
          <table:table-cell table:formula="of:=([.C23]-[.N23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6]*LN([.$A23])^0 + [.Q$7]*LN([.$A23])^1 + [.Q$8]*LN([.$A23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4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4]+274.15" office:value-type="float" office:value="369.15" calcext:value-type="float">
            <text:p>369.15</text:p>
          </table:table-cell>
          <table:table-cell table:formula="of:=1/[.D24]" office:value-type="float" office:value="0.00270892591087634" calcext:value-type="float">
            <text:p>0.002709</text:p>
          </table:table-cell>
          <table:table-cell table:number-columns-repeated="2"/>
          <table:table-cell table:formula="of:= 1/([.G$6]*[.B24]^0 + [.G$7]*[.B24]^1 + [.G$8]*[.B24]^2 + [.G$9]*[.B24]^3)" office:value-type="float" office:value="369.053916865939" calcext:value-type="float">
            <text:p>369.05</text:p>
          </table:table-cell>
          <table:table-cell table:formula="of:= -274.15+1/([.G$6]*LN([.A24])^0 + [.G$7]*LN([.A24])^1 + [.G$8]*LN([.A24])^2 + [.G$9]*LN([.A24])^3)" office:value-type="float" office:value="94.9039168659393" calcext:value-type="float">
            <text:p>94.9</text:p>
          </table:table-cell>
          <table:table-cell table:formula="of:=([.C24]-[.I24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6]*[.B24]^0 + [.L$7]*[.B24]^1 + [.L$8]*[.B24]^2)" office:value-type="float" office:value="368.791280447587" calcext:value-type="float">
            <text:p>368.79</text:p>
          </table:table-cell>
          <table:table-cell table:formula="of:= -274.15+1/([.L$6]*LN([.$A24])^0 + [.L$7]*LN([.$A24])^1 + [.L$8]*LN([.$A24])^2)" office:value-type="float" office:value="94.6412804475867" calcext:value-type="float">
            <text:p>94.64</text:p>
          </table:table-cell>
          <table:table-cell table:formula="of:=([.C24]-[.N24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6]*LN([.$A24])^0 + [.Q$7]*LN([.$A24])^1 + [.Q$8]*LN([.$A24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5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5]+274.15" office:value-type="float" office:value="374.15" calcext:value-type="float">
            <text:p>374.15</text:p>
          </table:table-cell>
          <table:table-cell table:formula="of:=1/[.D25]" office:value-type="float" office:value="0.00267272484297742" calcext:value-type="float">
            <text:p>0.002673</text:p>
          </table:table-cell>
          <table:table-cell table:number-columns-repeated="2"/>
          <table:table-cell table:formula="of:= 1/([.G$6]*[.B25]^0 + [.G$7]*[.B25]^1 + [.G$8]*[.B25]^2 + [.G$9]*[.B25]^3)" office:value-type="float" office:value="374.094511794129" calcext:value-type="float">
            <text:p>374.09</text:p>
          </table:table-cell>
          <table:table-cell table:formula="of:= -274.15+1/([.G$6]*LN([.A25])^0 + [.G$7]*LN([.A25])^1 + [.G$8]*LN([.A25])^2 + [.G$9]*LN([.A25])^3)" office:value-type="float" office:value="99.9445117941293" calcext:value-type="float">
            <text:p>99.9</text:p>
          </table:table-cell>
          <table:table-cell table:formula="of:=([.C25]-[.I25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6]*[.B25]^0 + [.L$7]*[.B25]^1 + [.L$8]*[.B25]^2)" office:value-type="float" office:value="373.875126778867" calcext:value-type="float">
            <text:p>373.88</text:p>
          </table:table-cell>
          <table:table-cell table:formula="of:= -274.15+1/([.L$6]*LN([.$A25])^0 + [.L$7]*LN([.$A25])^1 + [.L$8]*LN([.$A25])^2)" office:value-type="float" office:value="99.7251267788671" calcext:value-type="float">
            <text:p>99.73</text:p>
          </table:table-cell>
          <table:table-cell table:formula="of:=([.C25]-[.N25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6]*LN([.$A25])^0 + [.Q$7]*LN([.$A25])^1 + [.Q$8]*LN([.$A25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6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6]+274.15" office:value-type="float" office:value="379.15" calcext:value-type="float">
            <text:p>379.15</text:p>
          </table:table-cell>
          <table:table-cell table:formula="of:=1/[.D26]" office:value-type="float" office:value="0.00263747857048661" calcext:value-type="float">
            <text:p>0.002637</text:p>
          </table:table-cell>
          <table:table-cell table:number-columns-repeated="2"/>
          <table:table-cell table:formula="of:= 1/([.G$6]*[.B26]^0 + [.G$7]*[.B26]^1 + [.G$8]*[.B26]^2 + [.G$9]*[.B26]^3)" office:value-type="float" office:value="379.115205801602" calcext:value-type="float">
            <text:p>379.12</text:p>
          </table:table-cell>
          <table:table-cell table:formula="of:= -274.15+1/([.G$6]*LN([.A26])^0 + [.G$7]*LN([.A26])^1 + [.G$8]*LN([.A26])^2 + [.G$9]*LN([.A26])^3)" office:value-type="float" office:value="104.965205801602" calcext:value-type="float">
            <text:p>105.0</text:p>
          </table:table-cell>
          <table:table-cell table:formula="of:=([.C26]-[.I26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6]*[.B26]^0 + [.L$7]*[.B26]^1 + [.L$8]*[.B26]^2)" office:value-type="float" office:value="378.963195818522" calcext:value-type="float">
            <text:p>378.96</text:p>
          </table:table-cell>
          <table:table-cell table:formula="of:= -274.15+1/([.L$6]*LN([.$A26])^0 + [.L$7]*LN([.$A26])^1 + [.L$8]*LN([.$A26])^2)" office:value-type="float" office:value="104.813195818523" calcext:value-type="float">
            <text:p>104.81</text:p>
          </table:table-cell>
          <table:table-cell table:formula="of:=([.C26]-[.N26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6]*LN([.$A26])^0 + [.Q$7]*LN([.$A26])^1 + [.Q$8]*LN([.$A26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7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7]+274.15" office:value-type="float" office:value="384.15" calcext:value-type="float">
            <text:p>384.15</text:p>
          </table:table-cell>
          <table:table-cell table:formula="of:=1/[.D27]" office:value-type="float" office:value="0.00260314981127164" calcext:value-type="float">
            <text:p>0.002603</text:p>
          </table:table-cell>
          <table:table-cell table:number-columns-repeated="2"/>
          <table:table-cell table:formula="of:= 1/([.G$6]*[.B27]^0 + [.G$7]*[.B27]^1 + [.G$8]*[.B27]^2 + [.G$9]*[.B27]^3)" office:value-type="float" office:value="384.169421473407" calcext:value-type="float">
            <text:p>384.17</text:p>
          </table:table-cell>
          <table:table-cell table:formula="of:= -274.15+1/([.G$6]*LN([.A27])^0 + [.G$7]*LN([.A27])^1 + [.G$8]*LN([.A27])^2 + [.G$9]*LN([.A27])^3)" office:value-type="float" office:value="110.019421473407" calcext:value-type="float">
            <text:p>110.0</text:p>
          </table:table-cell>
          <table:table-cell table:formula="of:=([.C27]-[.I27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6]*[.B27]^0 + [.L$7]*[.B27]^1 + [.L$8]*[.B27]^2)" office:value-type="float" office:value="384.112424333393" calcext:value-type="float">
            <text:p>384.11</text:p>
          </table:table-cell>
          <table:table-cell table:formula="of:= -274.15+1/([.L$6]*LN([.$A27])^0 + [.L$7]*LN([.$A27])^1 + [.L$8]*LN([.$A27])^2)" office:value-type="float" office:value="109.962424333393" calcext:value-type="float">
            <text:p>109.96</text:p>
          </table:table-cell>
          <table:table-cell table:formula="of:=([.C27]-[.N27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6]*LN([.$A27])^0 + [.Q$7]*LN([.$A27])^1 + [.Q$8]*LN([.$A27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8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8]+274.15" office:value-type="float" office:value="389.15" calcext:value-type="float">
            <text:p>389.15</text:p>
          </table:table-cell>
          <table:table-cell table:formula="of:=1/[.D28]" office:value-type="float" office:value="0.00256970319928048" calcext:value-type="float">
            <text:p>0.002570</text:p>
          </table:table-cell>
          <table:table-cell table:number-columns-repeated="2"/>
          <table:table-cell table:formula="of:= 1/([.G$6]*[.B28]^0 + [.G$7]*[.B28]^1 + [.G$8]*[.B28]^2 + [.G$9]*[.B28]^3)" office:value-type="float" office:value="389.154710453981" calcext:value-type="float">
            <text:p>389.15</text:p>
          </table:table-cell>
          <table:table-cell table:formula="of:= -274.15+1/([.G$6]*LN([.A28])^0 + [.G$7]*LN([.A28])^1 + [.G$8]*LN([.A28])^2 + [.G$9]*LN([.A28])^3)" office:value-type="float" office:value="115.004710453981" calcext:value-type="float">
            <text:p>115.0</text:p>
          </table:table-cell>
          <table:table-cell table:formula="of:=([.C28]-[.I28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6]*[.B28]^0 + [.L$7]*[.B28]^1 + [.L$8]*[.B28]^2)" office:value-type="float" office:value="389.22084942077" calcext:value-type="float">
            <text:p>389.22</text:p>
          </table:table-cell>
          <table:table-cell table:formula="of:= -274.15+1/([.L$6]*LN([.$A28])^0 + [.L$7]*LN([.$A28])^1 + [.L$8]*LN([.$A28])^2)" office:value-type="float" office:value="115.07084942077" calcext:value-type="float">
            <text:p>115.07</text:p>
          </table:table-cell>
          <table:table-cell table:formula="of:=([.C28]-[.N28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6]*LN([.$A28])^0 + [.Q$7]*LN([.$A28])^1 + [.Q$8]*LN([.$A28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9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9]+274.15" office:value-type="float" office:value="394.15" calcext:value-type="float">
            <text:p>394.15</text:p>
          </table:table-cell>
          <table:table-cell table:formula="of:=1/[.D29]" office:value-type="float" office:value="0.00253710516300901" calcext:value-type="float">
            <text:p>0.002537</text:p>
          </table:table-cell>
          <table:table-cell table:number-columns-repeated="2"/>
          <table:table-cell table:formula="of:= 1/([.G$6]*[.B29]^0 + [.G$7]*[.B29]^1 + [.G$8]*[.B29]^2 + [.G$9]*[.B29]^3)" office:value-type="float" office:value="394.223283480619" calcext:value-type="float">
            <text:p>394.22</text:p>
          </table:table-cell>
          <table:table-cell table:formula="of:= -274.15+1/([.G$6]*LN([.A29])^0 + [.G$7]*LN([.A29])^1 + [.G$8]*LN([.A29])^2 + [.G$9]*LN([.A29])^3)" office:value-type="float" office:value="120.073283480619" calcext:value-type="float">
            <text:p>120.1</text:p>
          </table:table-cell>
          <table:table-cell table:formula="of:=([.C29]-[.I29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6]*[.B29]^0 + [.L$7]*[.B29]^1 + [.L$8]*[.B29]^2)" office:value-type="float" office:value="394.447388933766" calcext:value-type="float">
            <text:p>394.45</text:p>
          </table:table-cell>
          <table:table-cell table:formula="of:= -274.15+1/([.L$6]*LN([.$A29])^0 + [.L$7]*LN([.$A29])^1 + [.L$8]*LN([.$A29])^2)" office:value-type="float" office:value="120.297388933766" calcext:value-type="float">
            <text:p>120.30</text:p>
          </table:table-cell>
          <table:table-cell table:formula="of:=([.C29]-[.N29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6]*LN([.$A29])^0 + [.Q$7]*LN([.$A29])^1 + [.Q$8]*LN([.$A29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30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30]+274.15" office:value-type="float" office:value="399.15" calcext:value-type="float">
            <text:p>399.15</text:p>
          </table:table-cell>
          <table:table-cell table:formula="of:=1/[.D30]" office:value-type="float" office:value="0.00250532381310284" calcext:value-type="float">
            <text:p>0.002505</text:p>
          </table:table-cell>
          <table:table-cell table:number-columns-repeated="2"/>
          <table:table-cell table:formula="of:= 1/([.G$6]*[.B30]^0 + [.G$7]*[.B30]^1 + [.G$8]*[.B30]^2 + [.G$9]*[.B30]^3)" office:value-type="float" office:value="399.235947425665" calcext:value-type="float">
            <text:p>399.24</text:p>
          </table:table-cell>
          <table:table-cell table:formula="of:= -274.15+1/([.G$6]*LN([.A30])^0 + [.G$7]*LN([.A30])^1 + [.G$8]*LN([.A30])^2 + [.G$9]*LN([.A30])^3)" office:value-type="float" office:value="125.085947425665" calcext:value-type="float">
            <text:p>125.1</text:p>
          </table:table-cell>
          <table:table-cell table:formula="of:=([.C30]-[.I30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6]*[.B30]^0 + [.L$7]*[.B30]^1 + [.L$8]*[.B30]^2)" office:value-type="float" office:value="399.65164295857" calcext:value-type="float">
            <text:p>399.65</text:p>
          </table:table-cell>
          <table:table-cell table:formula="of:= -274.15+1/([.L$6]*LN([.$A30])^0 + [.L$7]*LN([.$A30])^1 + [.L$8]*LN([.$A30])^2)" office:value-type="float" office:value="125.50164295857" calcext:value-type="float">
            <text:p>125.50</text:p>
          </table:table-cell>
          <table:table-cell table:formula="of:=([.C30]-[.N30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6]*LN([.$A30])^0 + [.Q$7]*LN([.$A30])^1 + [.Q$8]*LN([.$A30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1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1]+274.15" office:value-type="float" office:value="404.15" calcext:value-type="float">
            <text:p>404.15</text:p>
          </table:table-cell>
          <table:table-cell table:formula="of:=1/[.D31]" office:value-type="float" office:value="0.00247432883830261" calcext:value-type="float">
            <text:p>0.002474</text:p>
          </table:table-cell>
          <table:table-cell table:number-columns-repeated="2"/>
          <table:table-cell table:formula="of:= 1/([.G$6]*[.B31]^0 + [.G$7]*[.B31]^1 + [.G$8]*[.B31]^2 + [.G$9]*[.B31]^3)" office:value-type="float" office:value="404.24557215773" calcext:value-type="float">
            <text:p>404.25</text:p>
          </table:table-cell>
          <table:table-cell table:formula="of:= -274.15+1/([.G$6]*LN([.A31])^0 + [.G$7]*LN([.A31])^1 + [.G$8]*LN([.A31])^2 + [.G$9]*LN([.A31])^3)" office:value-type="float" office:value="130.09557215773" calcext:value-type="float">
            <text:p>130.1</text:p>
          </table:table-cell>
          <table:table-cell table:formula="of:=([.C31]-[.I31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6]*[.B31]^0 + [.L$7]*[.B31]^1 + [.L$8]*[.B31]^2)" office:value-type="float" office:value="404.890820452185" calcext:value-type="float">
            <text:p>404.89</text:p>
          </table:table-cell>
          <table:table-cell table:formula="of:= -274.15+1/([.L$6]*LN([.$A31])^0 + [.L$7]*LN([.$A31])^1 + [.L$8]*LN([.$A31])^2)" office:value-type="float" office:value="130.740820452185" calcext:value-type="float">
            <text:p>130.74</text:p>
          </table:table-cell>
          <table:table-cell table:formula="of:=([.C31]-[.N31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6]*LN([.$A31])^0 + [.Q$7]*LN([.$A31])^1 + [.Q$8]*LN([.$A31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6]*LN([.A32])^0 + [.G$7]*LN([.A32])^1 + [.G$8]*LN([.A32])^2 + [.G$9]*LN([.A32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6]*LN([.$A32])^0 + [.L$7]*LN([.$A32])^1 + [.L$8]*LN([.$A32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6]*LN([.A33])^0 + [.G$7]*LN([.A33])^1 + [.G$8]*LN([.A33])^2 + [.G$9]*LN([.A33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6]*LN([.$A33])^0 + [.L$7]*LN([.$A33])^1 + [.L$8]*LN([.$A33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6]*LN([.A34])^0 + [.G$7]*LN([.A34])^1 + [.G$8]*LN([.A34])^2 + [.G$9]*LN([.A34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6]*LN([.$A34])^0 + [.L$7]*LN([.$A34])^1 + [.L$8]*LN([.$A34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6]/([.$B$45]+[.B49])" office:value-type="float" office:value="0.0000247917120555334" calcext:value-type="float">
            <text:p>2.48E-05</text:p>
          </table:table-cell>
          <table:table-cell table:style-name="ce54" table:formula="of:=[.$B$46]/([.$B$45]+[.C49])" office:value-type="float" office:value="0.0000284974093264249" calcext:value-type="float">
            <text:p>2.85E-05</text:p>
          </table:table-cell>
          <table:table-cell table:style-name="ce54" table:formula="of:=[.$B$46]/([.$B$45]+[.D49])" office:value-type="float" office:value="0.00003" calcext:value-type="float">
            <text:p>3.00E-05</text:p>
          </table:table-cell>
          <table:table-cell table:style-name="ce54" table:formula="of:=[.$B$46]/([.$B$45]+[.E49])" office:value-type="float" office:value="0.0000313387337252258" calcext:value-type="float">
            <text:p>3.13E-05</text:p>
          </table:table-cell>
          <table:table-cell table:style-name="ce54" table:formula="of:=[.$B$46]/([.$B$45]+[.F49])" office:value-type="float" office:value="0.0000320469244663701" calcext:value-type="float">
            <text:p>3.20E-05</text:p>
          </table:table-cell>
          <table:table-cell table:style-name="ce54" table:formula="of:=[.$B$46]/([.$B$45]+[.G49])" office:value-type="float" office:value="0.0000323380403147569" calcext:value-type="float">
            <text:p>3.23E-05</text:p>
          </table:table-cell>
          <table:table-cell table:style-name="ce54" table:formula="of:=[.$B$46]/([.$B$45]+[.H49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6]*[.B49]/([.$B$45]+[.B49])" office:value-type="float" office:value="0.820828794446656" calcext:value-type="float">
            <text:p>.82</text:p>
          </table:table-cell>
          <table:table-cell table:style-name="ce7" table:formula="of:=[.$B$46]*[.C49]/([.$B$45]+[.C49])" office:value-type="float" office:value="0.450259067357513" calcext:value-type="float">
            <text:p>.45</text:p>
          </table:table-cell>
          <table:table-cell table:style-name="ce7" table:formula="of:=[.$B$46]*[.D49]/([.$B$45]+[.D49])" office:value-type="float" office:value="0.3" calcext:value-type="float">
            <text:p>.30</text:p>
          </table:table-cell>
          <table:table-cell table:style-name="ce7" table:formula="of:=[.$B$46]*[.E49]/([.$B$45]+[.E49])" office:value-type="float" office:value="0.166126627477422" calcext:value-type="float">
            <text:p>.17</text:p>
          </table:table-cell>
          <table:table-cell table:style-name="ce7" table:formula="of:=[.$B$46]*[.F49]/([.$B$45]+[.F49])" office:value-type="float" office:value="0.0953075533629848" calcext:value-type="float">
            <text:p>.10</text:p>
          </table:table-cell>
          <table:table-cell table:style-name="ce7" table:formula="of:=[.$B$46]*[.G49]/([.$B$45]+[.G49])" office:value-type="float" office:value="0.0661959685243074" calcext:value-type="float">
            <text:p>.07</text:p>
          </table:table-cell>
          <table:table-cell table:style-name="ce7" table:formula="of:=[.$B$46]*[.H49]/([.$B$45]+[.H49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1]*[.$B$47]" office:value-type="float" office:value="1.64165758889331" calcext:value-type="float">
            <text:p>1.64</text:p>
          </table:table-cell>
          <table:table-cell table:style-name="ce58" table:formula="of:=[.C51]*[.$B$47]" office:value-type="float" office:value="0.900518134715026" calcext:value-type="float">
            <text:p>.90</text:p>
          </table:table-cell>
          <table:table-cell table:style-name="ce58" table:formula="of:=[.D51]*[.$B$47]" office:value-type="float" office:value="0.6" calcext:value-type="float">
            <text:p>.60</text:p>
          </table:table-cell>
          <table:table-cell table:style-name="ce58" table:formula="of:=[.E51]*[.$B$47]" office:value-type="float" office:value="0.332253254954844" calcext:value-type="float">
            <text:p>.33</text:p>
          </table:table-cell>
          <table:table-cell table:style-name="ce58" table:formula="of:=[.F51]*[.$B$47]" office:value-type="float" office:value="0.19061510672597" calcext:value-type="float">
            <text:p>.19</text:p>
          </table:table-cell>
          <table:table-cell table:style-name="ce58" table:formula="of:=[.G51]*[.$B$47]" office:value-type="float" office:value="0.132391937048615" calcext:value-type="float">
            <text:p>.13</text:p>
          </table:table-cell>
          <table:table-cell table:style-name="ce58" table:formula="of:=[.H51]*[.$B$47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1]^2*[.B50]" office:value-type="float" office:value="0.0167036616781441" calcext:value-type="float">
            <text:p>.02</text:p>
          </table:table-cell>
          <table:table-cell table:style-name="ce58" table:formula="of:=1000*[.C51]^2*[.C50]" office:value-type="float" office:value="0.00577737177490733" calcext:value-type="float">
            <text:p>.01</text:p>
          </table:table-cell>
          <table:table-cell table:style-name="ce58" table:formula="of:=1000*[.D51]^2*[.D50]" office:value-type="float" office:value="0.0027" calcext:value-type="float">
            <text:p>.00</text:p>
          </table:table-cell>
          <table:table-cell table:style-name="ce58" table:formula="of:=1000*[.E51]^2*[.E50]" office:value-type="float" office:value="0.00086488813950649" calcext:value-type="float">
            <text:p>.00</text:p>
          </table:table-cell>
          <table:table-cell table:style-name="ce58" table:formula="of:=1000*[.F51]^2*[.F50]" office:value-type="float" office:value="0.000291099191082468" calcext:value-type="float">
            <text:p>.00</text:p>
          </table:table-cell>
          <table:table-cell table:style-name="ce58" table:formula="of:=1000*[.G51]^2*[.G50]" office:value-type="float" office:value="0.000141702260931479" calcext:value-type="float">
            <text:p>.00</text:p>
          </table:table-cell>
          <table:table-cell table:style-name="ce58" table:formula="of:=1000*[.H51]^2*[.H50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7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8]*[.C57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8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8]+274.15" office:value-type="float" office:value="293.05" calcext:value-type="float">
            <text:p>293.05</text:p>
          </table:table-cell>
          <table:table-cell table:formula="of:=1/[.D68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1]*[.B68]^0 + [.G$72]*[.B68]^1 + [.G$73]*[.B68]^2)" office:value-type="float" office:value="293.318470905412" calcext:value-type="float">
            <text:p>293.32</text:p>
          </table:table-cell>
          <table:table-cell table:formula="of:= -274.15+1/([.G$71]*LN([.A68])^0 + [.G$72]*LN([.A68])^1 + [.G$73]*LN([.A68])^2)" office:value-type="float" office:value="19.168470905412" calcext:value-type="float">
            <text:p>19.2</text:p>
          </table:table-cell>
          <table:table-cell table:style-name="ce114" table:formula="of:=([.I68]-[.C68])/[.I68]" office:value-type="percentage" office:value="0.0140058592433784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9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9]+274.15" office:value-type="float" office:value="294.85" calcext:value-type="float">
            <text:p>294.85</text:p>
          </table:table-cell>
          <table:table-cell table:formula="of:=1/[.D69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1]*[.B69]^0 + [.G$72]*[.B69]^1 + [.G$73]*[.B69]^2)" office:value-type="float" office:value="294.732222804269" calcext:value-type="float">
            <text:p>294.73</text:p>
          </table:table-cell>
          <table:table-cell table:formula="of:= -274.15+1/([.G$71]*LN([.A69])^0 + [.G$72]*LN([.A69])^1 + [.G$73]*LN([.A69])^2)" office:value-type="float" office:value="20.582222804269" calcext:value-type="float">
            <text:p>20.6</text:p>
          </table:table-cell>
          <table:table-cell table:style-name="ce114" table:formula="of:=([.I69]-[.C69])/[.I69]" office:value-type="percentage" office:value="-0.00572227775644424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70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70]+274.15" office:value-type="float" office:value="304.15" calcext:value-type="float">
            <text:p>304.15</text:p>
          </table:table-cell>
          <table:table-cell table:formula="of:=1/[.D7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1]*[.B70]^0 + [.G$72]*[.B70]^1 + [.G$73]*[.B70]^2)" office:value-type="float" office:value="304.51663621047" calcext:value-type="float">
            <text:p>304.52</text:p>
          </table:table-cell>
          <table:table-cell table:formula="of:= -274.15+1/([.G$71]*LN([.A70])^0 + [.G$72]*LN([.A70])^1 + [.G$73]*LN([.A70])^2)" office:value-type="float" office:value="30.3666362104703" calcext:value-type="float">
            <text:p>30.4</text:p>
          </table:table-cell>
          <table:table-cell table:style-name="ce114" table:formula="of:=([.I70]-[.C70])/[.I70]" office:value-type="percentage" office:value="0.0120736524101367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1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1]+274.15" office:value-type="float" office:value="307.95" calcext:value-type="float">
            <text:p>307.95</text:p>
          </table:table-cell>
          <table:table-cell table:formula="of:=1/[.D71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1]*[.B71]^0 + [.G$72]*[.B71]^1 + [.G$73]*[.B71]^2)" office:value-type="float" office:value="307.502302047477" calcext:value-type="float">
            <text:p>307.50</text:p>
          </table:table-cell>
          <table:table-cell table:formula="of:= -274.15+1/([.G$71]*LN([.A71])^0 + [.G$72]*LN([.A71])^1 + [.G$73]*LN([.A71])^2)" office:value-type="float" office:value="33.3523020474771" calcext:value-type="float">
            <text:p>33.4</text:p>
          </table:table-cell>
          <table:table-cell table:style-name="ce114" table:formula="of:=([.I71]-[.C71])/[.I71]" office:value-type="percentage" office:value="-0.0134232998935319" calcext:value-type="percentage">
            <text:p>-1.34%</text:p>
          </table:table-cell>
          <table:table-cell table:style-name="Default"/>
          <table:table-cell table:style-name="ce116" table:formula="of:=ROUND([.G71];[.$L$67]-(1+INT(LOG10(ABS([.G71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2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2]+274.15" office:value-type="float" office:value="311.35" calcext:value-type="float">
            <text:p>311.35</text:p>
          </table:table-cell>
          <table:table-cell table:formula="of:=1/[.D72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1]*[.B72]^0 + [.G$72]*[.B72]^1 + [.G$73]*[.B72]^2)" office:value-type="float" office:value="310.963782426313" calcext:value-type="float">
            <text:p>310.96</text:p>
          </table:table-cell>
          <table:table-cell table:formula="of:= -274.15+1/([.G$71]*LN([.A72])^0 + [.G$72]*LN([.A72])^1 + [.G$73]*LN([.A72])^2)" office:value-type="float" office:value="36.8137824263134" calcext:value-type="float">
            <text:p>36.8</text:p>
          </table:table-cell>
          <table:table-cell table:style-name="ce114" table:formula="of:=([.I72]-[.C72])/[.I72]" office:value-type="percentage" office:value="-0.0104911136056077" calcext:value-type="percentage">
            <text:p>-1.05%</text:p>
          </table:table-cell>
          <table:table-cell/>
          <table:table-cell table:style-name="ce116" table:formula="of:=ROUND([.G72];[.$L$67]-(1+INT(LOG10(ABS([.G72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3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3]+274.15" office:value-type="float" office:value="314.15" calcext:value-type="float">
            <text:p>314.15</text:p>
          </table:table-cell>
          <table:table-cell table:formula="of:=1/[.D73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1]*[.B73]^0 + [.G$72]*[.B73]^1 + [.G$73]*[.B73]^2)" office:value-type="float" office:value="313.710935534986" calcext:value-type="float">
            <text:p>313.71</text:p>
          </table:table-cell>
          <table:table-cell table:formula="of:= -274.15+1/([.G$71]*LN([.A73])^0 + [.G$72]*LN([.A73])^1 + [.G$73]*LN([.A73])^2)" office:value-type="float" office:value="39.5609355349857" calcext:value-type="float">
            <text:p>39.6</text:p>
          </table:table-cell>
          <table:table-cell table:style-name="ce114" table:formula="of:=([.I73]-[.C73])/[.I73]" office:value-type="percentage" office:value="-0.0110984348341823" calcext:value-type="percentage">
            <text:p>-1.11%</text:p>
          </table:table-cell>
          <table:table-cell/>
          <table:table-cell table:style-name="ce116" table:formula="of:=ROUND([.G73];[.$L$67]-(1+INT(LOG10(ABS([.G73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4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4]+274.15" office:value-type="float" office:value="323.75" calcext:value-type="float">
            <text:p>323.75</text:p>
          </table:table-cell>
          <table:table-cell table:formula="of:=1/[.D74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1]*[.B74]^0 + [.G$72]*[.B74]^1 + [.G$73]*[.B74]^2)" office:value-type="float" office:value="324.604225462494" calcext:value-type="float">
            <text:p>324.60</text:p>
          </table:table-cell>
          <table:table-cell table:formula="of:= -274.15+1/([.G$71]*LN([.A74])^0 + [.G$72]*LN([.A74])^1 + [.G$73]*LN([.A74])^2)" office:value-type="float" office:value="50.4542254624936" calcext:value-type="float">
            <text:p>50.5</text:p>
          </table:table-cell>
          <table:table-cell table:style-name="ce114" table:formula="of:=([.I74]-[.C74])/[.I74]" office:value-type="percentage" office:value="0.0169307021297669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5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5]+274.15" office:value-type="float" office:value="329.15" calcext:value-type="float">
            <text:p>329.15</text:p>
          </table:table-cell>
          <table:table-cell table:formula="of:=1/[.D75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1]*[.B75]^0 + [.G$72]*[.B75]^1 + [.G$73]*[.B75]^2)" office:value-type="float" office:value="329.425921328861" calcext:value-type="float">
            <text:p>329.43</text:p>
          </table:table-cell>
          <table:table-cell table:formula="of:= -274.15+1/([.G$71]*LN([.A75])^0 + [.G$72]*LN([.A75])^1 + [.G$73]*LN([.A75])^2)" office:value-type="float" office:value="55.2759213288614" calcext:value-type="float">
            <text:p>55.3</text:p>
          </table:table-cell>
          <table:table-cell table:style-name="ce114" table:formula="of:=([.I75]-[.C75])/[.I75]" office:value-type="percentage" office:value="0.0049917092692097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6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6]+274.15" office:value-type="float" office:value="334.15" calcext:value-type="float">
            <text:p>334.15</text:p>
          </table:table-cell>
          <table:table-cell table:formula="of:=1/[.D76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1]*[.B76]^0 + [.G$72]*[.B76]^1 + [.G$73]*[.B76]^2)" office:value-type="float" office:value="334.204840162036" calcext:value-type="float">
            <text:p>334.20</text:p>
          </table:table-cell>
          <table:table-cell table:formula="of:= -274.15+1/([.G$71]*LN([.A76])^0 + [.G$72]*LN([.A76])^1 + [.G$73]*LN([.A76])^2)" office:value-type="float" office:value="60.0548401620363" calcext:value-type="float">
            <text:p>60.1</text:p>
          </table:table-cell>
          <table:table-cell table:style-name="ce114" table:formula="of:=([.I76]-[.C76])/[.I76]" office:value-type="percentage" office:value="0.000913168062530206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7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7]+274.15" office:value-type="float" office:value="339.15" calcext:value-type="float">
            <text:p>339.15</text:p>
          </table:table-cell>
          <table:table-cell table:formula="of:=1/[.D77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1]*[.B77]^0 + [.G$72]*[.B77]^1 + [.G$73]*[.B77]^2)" office:value-type="float" office:value="338.969453495609" calcext:value-type="float">
            <text:p>338.97</text:p>
          </table:table-cell>
          <table:table-cell table:formula="of:= -274.15+1/([.G$71]*LN([.A77])^0 + [.G$72]*LN([.A77])^1 + [.G$73]*LN([.A77])^2)" office:value-type="float" office:value="64.8194534956086" calcext:value-type="float">
            <text:p>64.8</text:p>
          </table:table-cell>
          <table:table-cell table:style-name="ce114" table:formula="of:=([.I77]-[.C77])/[.I77]" office:value-type="percentage" office:value="-0.00278537529483585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8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8]+274.15" office:value-type="float" office:value="344.15" calcext:value-type="float">
            <text:p>344.15</text:p>
          </table:table-cell>
          <table:table-cell table:formula="of:=1/[.D7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1]*[.B78]^0 + [.G$72]*[.B78]^1 + [.G$73]*[.B78]^2)" office:value-type="float" office:value="343.895744510149" calcext:value-type="float">
            <text:p>343.90</text:p>
          </table:table-cell>
          <table:table-cell table:formula="of:= -274.15+1/([.G$71]*LN([.A78])^0 + [.G$72]*LN([.A78])^1 + [.G$73]*LN([.A78])^2)" office:value-type="float" office:value="69.7457445101488" calcext:value-type="float">
            <text:p>69.7</text:p>
          </table:table-cell>
          <table:table-cell table:style-name="ce114" table:formula="of:=([.I78]-[.C78])/[.I78]" office:value-type="percentage" office:value="-0.0036454624097414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8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2:'Curve Fit - NTC_MF58,10K, B3950'.H53">
            <calcext:condition calcext:apply-style-name="Error" calcext:value="&gt;[$'Curve Fit - NTC_MF58,10K, B3950'.$B$54]" calcext:base-cell-address="'Curve Fit - NTC_MF58,10K, B3950'.B52"/>
          </calcext:conditional-format>
        </calcext:conditional-formats>
      </table:table>
      <table:table table:name="Weller WT-50 Calculations" table:style-name="ta1">
        <table:shapes>
          <draw:frame draw:z-index="0" draw:style-name="gr1" draw:text-style-name="P1" svg:width="10.217cm" svg:height="6.384cm" svg:x="18.014cm" svg:y="0.759cm">
            <draw:object draw:notify-on-update-of-ranges="'Weller WT-50 Calculations'.A6:'Weller WT-50 Calculations'.A12 'Weller WT-50 Calculations'.C5:'Weller WT-50 Calculations'.C5 'Weller WT-50 Calculations'.C6:'Weller WT-50 Calculations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5cm" svg:y="16.127cm">
            <draw:object draw:notify-on-update-of-ranges="'Weller WT-50 Calculations'.A38:'Weller WT-50 Calculations'.A42 'Weller WT-50 Calculations'.B37:'Weller WT-50 Calculations'.B37 'Weller WT-50 Calculations'.B38:'Weller WT-50 Calculations'.B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7.279cm" svg:y="20.772cm">
            <draw:object draw:notify-on-update-of-ranges="'Weller WT-50 Calculations'.A38:'Weller WT-50 Calculations'.A42 'Weller WT-50 Calculations'.B38:'Weller WT-50 Calculations'.B42 'Weller WT-50 Calculations'.F38:'Weller WT-50 Calculations'.F42 'Weller WT-50 Calculations'.G38:'Weller WT-50 Calculations'.G42" xlink:href="./chart_4" xlink:type="simple" xlink:show="embed" xlink:actuate="onLoad">
              <loext:p/>
            </draw:object>
            <draw:image xlink:href="./ObjectReplacements/chart_4" xlink:type="simple" xlink:show="embed" xlink:actuate="onLoad"/>
          </draw:frame>
        </table:shapes>
        <table:table-column table:style-name="co1" table:default-cell-style-name="ce37"/>
        <table:table-column table:style-name="co11" table:default-cell-style-name="ce63"/>
        <table:table-column table:style-name="co1" table:default-cell-style-name="ce63"/>
        <table:table-column table:style-name="co1" table:default-cell-style-name="ce37"/>
        <table:table-column table:style-name="co1" table:number-columns-repeated="2" table:default-cell-style-name="ce63"/>
        <table:table-column table:style-name="co1" table:number-columns-repeated="1008" table:default-cell-style-name="Default"/>
        <table:table-row table:style-name="ro1">
          <table:table-cell table:style-name="ce120" office:value-type="string" calcext:value-type="string" table:number-columns-spanned="7" table:number-rows-spanned="1">
            <text:p>Thermistor circuit parameters (using thermocouple amplifier)</text:p>
          </table:table-cell>
          <table:covered-table-cell table:number-columns-repeated="4" table:style-name="Default"/>
          <table:covered-table-cell table:number-columns-repeated="2"/>
          <table:table-cell table:number-columns-repeated="1007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i</text:p>
          </table:table-cell>
          <table:table-cell table:style-name="ce35" office:value-type="string" calcext:value-type="string">
            <text:p>Rf</text:p>
          </table:table-cell>
          <table:table-cell table:style-name="ce55" table:number-columns-repeated="1007"/>
        </table:table-row>
        <table:table-row table:style-name="ro1">
          <table:table-cell table:style-name="ce33" table:formula="of:=[.F3]+[.G3]" office:value-type="float" office:value="101000" calcext:value-type="float">
            <text:p>101000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[.$C$3]*[.$A$3])/([.$A$3]+[.$B$3])" office:value-type="float" office:value="3.0027027027027" calcext:value-type="float">
            <text:p>3.00</text:p>
          </table:table-cell>
          <table:table-cell table:style-name="ce33" table:formula="of:=([.$A$3]*[.$B$3])/([.$A$3]+[.$B$3])" office:value-type="float" office:value="9099.0990990991" calcext:value-type="float">
            <text:p>9099</text:p>
          </table:table-cell>
          <table:table-cell table:style-name="ce55" office:value-type="float" office:value="1000" calcext:value-type="float">
            <text:p>1000</text:p>
          </table:table-cell>
          <table:table-cell table:style-name="ce33" office:value-type="float" office:value="100000" calcext:value-type="float">
            <text:p>100000</text:p>
          </table:table-cell>
          <table:table-cell table:style-name="ce33" table:number-columns-repeated="1007"/>
        </table:table-row>
        <table:table-row table:style-name="ro1">
          <table:table-cell table:style-name="ce34"/>
          <table:table-cell table:style-name="Default"/>
          <table:table-cell table:style-name="ce34"/>
          <table:table-cell table:style-name="Default" table:number-columns-repeated="3"/>
          <table:table-cell table:number-columns-repeated="4"/>
          <table:table-cell table:style-name="ce55" table:number-columns-repeated="1004"/>
        </table:table-row>
        <table:table-row table:style-name="ro1">
          <table:table-cell table:style-name="ce35" office:value-type="string" calcext:value-type="string">
            <text:p>Rptc</text:p>
          </table:table-cell>
          <table:table-cell table:style-name="ce35" office:value-type="string" calcext:value-type="string">
            <text:p>Vptc mV</text:p>
          </table:table-cell>
          <table:table-cell table:style-name="ce35" office:value-type="string" calcext:value-type="string">
            <text:p>Vop-amp</text:p>
          </table:table-cell>
          <table:table-cell table:style-name="ce35"/>
          <table:table-cell table:style-name="ce55" table:number-columns-repeated="2"/>
          <table:table-cell table:number-columns-repeated="1008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[.$D$3]*([.$A6]/([.$A6]+[.$E$3]))" office:value-type="float" office:value="3.29637724876621" calcext:value-type="float">
            <text:p>3.3</text:p>
          </table:table-cell>
          <table:table-cell table:style-name="ce40" table:formula="of:=100*[.$D$3]*([.$A6]/([.$A6]+[.$E$3]))" office:value-type="float" office:value="0.329637724876621" calcext:value-type="float">
            <text:p>0.33</text:p>
          </table:table-cell>
          <table:table-cell table:style-name="ce6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55"/>
          <table:table-cell table:number-columns-repeated="1008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[.$D$3]*([.$A7]/([.$A7]+[.$E$3]))" office:value-type="float" office:value="7.24248895245357" calcext:value-type="float">
            <text:p>7.2</text:p>
          </table:table-cell>
          <table:table-cell table:style-name="ce40" table:formula="of:=100*[.$D$3]*([.A7]/([.A7]+[.$E$3]))" office:value-type="float" office:value="0.724248895245357" calcext:value-type="float">
            <text:p>0.72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[.$D$3]*([.$A8]/([.$A8]+[.$E$3]))" office:value-type="float" office:value="10.7971877907017" calcext:value-type="float">
            <text:p>10.8</text:p>
          </table:table-cell>
          <table:table-cell table:style-name="ce40" table:formula="of:=100*[.$D$3]*([.A8]/([.A8]+[.$E$3]))" office:value-type="float" office:value="1.07971877907017" calcext:value-type="float">
            <text:p>1.08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[.$D$3]*([.$A9]/([.$A9]+[.$E$3]))" office:value-type="float" office:value="18.3669613546726" calcext:value-type="float">
            <text:p>18.4</text:p>
          </table:table-cell>
          <table:table-cell table:style-name="ce40" table:formula="of:=100*[.$D$3]*([.A9]/([.A9]+[.$E$3]))" office:value-type="float" office:value="1.83669613546726" calcext:value-type="float">
            <text:p>1.84</text:p>
          </table:table-cell>
          <table:covered-table-cell table:number-columns-repeated="3" table:style-name="Default"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43" table:formula="of:=1000*[.$D$3]*([.$A10]/([.$A10]+[.$E$3]))" office:value-type="float" office:value="21.2978573851152" calcext:value-type="float">
            <text:p>21.3</text:p>
          </table:table-cell>
          <table:table-cell table:style-name="ce40" table:formula="of:=100*[.$D$3]*([.A10]/([.A10]+[.$E$3]))" office:value-type="float" office:value="2.12978573851152" calcext:value-type="float">
            <text:p>2.13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43" table:formula="of:=1000*[.$D$3]*([.$A11]/([.$A11]+[.$E$3]))" office:value-type="float" office:value="22.9236467964275" calcext:value-type="float">
            <text:p>22.9</text:p>
          </table:table-cell>
          <table:table-cell table:style-name="ce40" table:formula="of:=100*[.$D$3]*([.A11]/([.A11]+[.$E$3]))" office:value-type="float" office:value="2.29236467964275" calcext:value-type="float">
            <text:p>2.29</text:p>
          </table:table-cell>
          <table:covered-table-cell/>
          <table:covered-table-cell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56" office:value-type="float" office:value="80" calcext:value-type="float">
            <text:p>80</text:p>
          </table:table-cell>
          <table:table-cell table:style-name="ce62" table:formula="of:=1000*[.$D$3]*([.$A12]/([.$A12]+[.$E$3]))" office:value-type="float" office:value="26.1699120603015" calcext:value-type="float">
            <text:p>26.2</text:p>
          </table:table-cell>
          <table:table-cell table:style-name="ce66" table:formula="of:=100*[.$D$3]*([.A12]/([.A12]+[.$E$3]))" office:value-type="float" office:value="2.61699120603015" calcext:value-type="float">
            <text:p>2.62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7"/>
        </table:table-row>
        <table:table-row table:style-name="ro1">
          <table:table-cell table:style-name="ce36" table:number-columns-repeated="2"/>
          <table:table-cell table:style-name="ce38" office:value-type="float" office:value="2.5" calcext:value-type="float">
            <text:p>2.50</text:p>
          </table:table-cell>
          <table:table-cell table:style-name="ce69" office:value-type="string" calcext:value-type="string" table:number-columns-spanned="5" table:number-rows-spanned="1">
            <text:p>&lt;= ~Limit of linear operation of amplifier with diode clamps</text:p>
          </table:table-cell>
          <table:covered-table-cell table:style-name="ce72"/>
          <table:covered-table-cell/>
          <table:covered-table-cell table:style-name="ce63"/>
          <table:covered-table-cell/>
          <table:table-cell table:number-columns-repeated="1006"/>
        </table:table-row>
        <table:table-row table:style-name="ro1">
          <table:table-cell table:style-name="ce36"/>
          <table:table-cell/>
          <table:table-cell table:style-name="ce37"/>
          <table:table-cell table:style-name="ce70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7"/>
          <table:table-cell table:style-name="Default"/>
          <table:table-cell table:number-columns-repeated="1010"/>
        </table:table-row>
        <table:table-row table:style-name="ro1">
          <table:table-cell table:style-name="ce120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 table:style-name="ce133"/>
          <table:table-cell table:style-name="ce120"/>
          <table:table-cell table:style-name="ce133" table:number-columns-repeated="2"/>
          <table:table-cell table:style-name="ce144" table:number-columns-repeated="4"/>
          <table:table-cell table:number-columns-repeated="1004"/>
        </table:table-row>
        <table:table-row table:style-name="ro1">
          <table:table-cell table:style-name="ce120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 table:style-name="ce133"/>
          <table:covered-table-cell table:style-name="ce120"/>
          <table:covered-table-cell table:number-columns-repeated="2" table:style-name="ce133"/>
          <table:covered-table-cell table:number-columns-repeated="2" table:style-name="ce144"/>
          <table:table-cell table:style-name="ce14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8]-[.$C$19])/([.$D$18]-[.$D$19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0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19]-[.D19]*[.C20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1]*[.L21]/([.K21]+[.L21])" office:value-type="float" office:value="2.53899165759884" calcext:value-type="float">
            <text:p>2.54</text:p>
          </table:table-cell>
          <table:table-cell table:number-columns-repeated="1001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1]+[.A25]*[.$C$20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P (watts)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1]+[.A26]*[.$C$20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[.G26]*[.G26]/[.F26]" office:value-type="float" office:value="53.8317757009346" calcext:value-type="float">
            <text:p>53.8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1]+[.A27]*[.$C$20]" office:value-type="float" office:value="175.806451612903" calcext:value-type="float">
            <text:p>175.8</text:p>
          </table:table-cell>
          <table:table-cell table:number-columns-repeated="1012"/>
        </table:table-row>
        <table:table-row table:style-name="ro1">
          <table:table-cell table:number-columns-repeated="1014"/>
        </table:table-row>
        <table:table-row table:style-name="ro1">
          <table:table-cell table:style-name="ce120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covered-table-cell table:number-columns-repeated="7"/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1011"/>
        </table:table-row>
        <table:table-row table:style-name="ro1" table:number-rows-repeated="2">
          <table:table-cell table:style-name="ce63"/>
          <table:table-cell table:style-name="ce37"/>
          <table:table-cell table:style-name="ce52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67"/>
          <table:table-cell table:style-name="ce52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52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52" table:formula="of:= [.$E$41]*[.A38]^0 + [.$E$42]*[.A38]^1 + [.$E$43]*[.A38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E$41]*[.F38]^0 + [.E$42]*[.F38]^1 + [.E$43]*[.F38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52" table:formula="of:= [.$E$41]*[.A39]^0 + [.$E$42]*[.A39]^1 + [.$E$43]*[.A39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E$41]*[.F39]^0 + [.E$42]*[.F39]^1 + [.E$43]*[.F39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52" table:formula="of:= [.$E$41]*[.A40]^0 + [.$E$42]*[.A40]^1 + [.$E$43]*[.A40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E$41]*[.F40]^0 + [.E$42]*[.F40]^1 + [.E$43]*[.F40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5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52" table:formula="of:= [.$E$41]*[.A41]^0 + [.$E$42]*[.A41]^1 + [.$E$43]*[.A41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E$41]*[.F41]^0 + [.E$42]*[.F41]^1 + [.E$43]*[.F41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5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52" table:formula="of:= [.$E$41]*[.A42]^0 + [.$E$42]*[.A42]^1 + [.$E$43]*[.A42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E$41]*[.F42]^0 + [.E$42]*[.F42]^1 + [.E$43]*[.F42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1" office:value-type="string" calcext:value-type="string">
            <text:p>a[2]</text:p>
          </table:table-cell>
          <table:table-cell table:style-name="ce115" office:value-type="float" office:value="0.242544385210783" calcext:value-type="float">
            <text:p>0.24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5" office:value-type="float" office:value="0.99975800512134" calcext:value-type="float">
            <text:p>1.000</text:p>
          </table:table-cell>
          <table:table-cell table:number-columns-repeated="1009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52" table:formula="of:=[.A45]*[.$E$38]+[.$E$39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09"/>
        </table:table-row>
        <table:table-row table:style-name="ro1" table:number-rows-repeated="1048529">
          <table:table-cell table:number-columns-repeated="1014"/>
        </table:table-row>
        <table:table-row table:style-name="ro1">
          <table:table-cell table:number-columns-repeated="1014"/>
        </table:table-row>
        <calcext:conditional-formats>
          <calcext:conditional-format calcext:target-range-address="'Weller WT-50 Calculations'.C6:'Weller WT-50 Calculations'.C12">
            <calcext:condition calcext:apply-style-name="Bad" calcext:value="&gt;[.$C$13]" calcext:base-cell-address="'Weller WT-50 Calculations'.C6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82"/>
        <table:table-column table:style-name="co13" table:default-cell-style-name="ce85"/>
        <table:table-column table:style-name="co14" table:number-columns-repeated="2" table:default-cell-style-name="ce89"/>
        <table:table-column table:style-name="co14" table:default-cell-style-name="ce94"/>
        <table:table-column table:style-name="co1" table:default-cell-style-name="ce43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3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104844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21:48:02.77500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07-20T15:17:07.769050126</dc:date>
    <dc:creator>Peter O'Donoghue</dc:creator>
    <meta:editing-duration>PT11H21M25S</meta:editing-duration>
    <meta:editing-cycles>30</meta:editing-cycles>
    <meta:generator>LibreOffice/6.4.7.2$Linux_X86_64 LibreOffice_project/40$Build-2</meta:generator>
    <meta:document-statistic meta:table-count="4" meta:cell-count="1759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498cm" svg:y="2.893cm" style:legend-expansion="high" chart:style-name="ch2"/>
        <chart:plot-area chart:style-name="ch3" table:cell-range-address="'Weller WT-50 Calculations'.A6:'Weller WT-50 Calculations'.A12 'Weller WT-50 Calculations'.C5:'Weller WT-50 Calculations'.C12" chart:data-source-has-labels="row" svg:x="0.204cm" svg:y="0.127cm" svg:width="7.09cm" svg:height="6.131cm">
          <chartooo:coordinate-region svg:x="1.116cm" svg:y="0.326cm" svg:width="5.991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6:'Weller WT-50 Calculations'.C12" chart:label-cell-address="'Weller WT-50 Calculations'.C5:'Weller WT-50 Calculations'.C5" chart:class="chart:scatter">
            <chart:domain table:cell-range-address="'Weller WT-50 Calculations'.A6:'Weller WT-50 Calculations'.A12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</text:p>
                <draw:g>
                  <svg:desc>'Weller WT-50 Calculations'.C5:'Weller WT-50 Calculations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6:'Weller WT-50 Calculations'.A12</svg:desc>
                </draw:g>
              </table:table-cell>
              <table:table-cell office:value-type="float" office:value="0.329637724876621">
                <text:p>0.329637724876621</text:p>
                <draw:g>
                  <svg:desc>'Weller WT-50 Calculations'.C6:'Weller WT-50 Calculations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724248895245357">
                <text:p>0.724248895245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.07971877907017">
                <text:p>1.07971877907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.83669613546726">
                <text:p>1.83669613546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.12978573851152">
                <text:p>2.12978573851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.29236467964275">
                <text:p>2.29236467964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.61699120603015">
                <text:p>2.61699120603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Weller WT-50 Calculations'.A38:'Weller WT-50 Calculations'.B42 'Weller WT-50 Calculations'.B37:'Weller WT-50 Calculations'.B37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B38:'Weller WT-50 Calculations'.B42" chart:label-cell-address="'Weller WT-50 Calculations'.B37:'Weller WT-50 Calculations'.B37" chart:class="chart:scatter">
            <chart:domain table:cell-range-address="'Weller WT-50 Calculations'.A38:'Weller WT-50 Calculations'.A42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Weller WT-50 Calculations'.B37:'Weller WT-50 Calculations'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8:'Weller WT-50 Calculations'.A42</svg:desc>
                </draw:g>
              </table:table-cell>
              <table:table-cell office:value-type="float" office:value="24">
                <text:p>24</text:p>
                <draw:g>
                  <svg:desc>'Weller WT-50 Calculations'.B38:'Weller WT-50 Calculations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TC Voltage Divider'.B5:'NTC Voltage Divider'.J5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2.2">
                <text:p>2.2</text:p>
                <draw:g>
                  <svg:desc>'NTC Voltage Divider'.B9:'NTC Voltage Divider'.J9</svg:desc>
                </draw:g>
              </table:table-cell>
              <table:table-cell office:value-type="float" office:value="2.12142857142857">
                <text:p>2.12142857142857</text:p>
              </table:table-cell>
              <table:table-cell office:value-type="float" office:value="2.03076923076923">
                <text:p>2.03076923076923</text:p>
              </table:table-cell>
              <table:table-cell office:value-type="float" office:value="1.925">
                <text:p>1.925</text:p>
              </table:table-cell>
              <table:table-cell office:value-type="float" office:value="1.8">
                <text:p>1.8</text:p>
              </table:table-cell>
              <table:table-cell office:value-type="float" office:value="1.65">
                <text:p>1.65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2375">
                <text:p>1.2375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A48:'Curve Fit - NTC_MF58,10K, B3950'.H48 'Curve Fit - NTC_MF58,10K, B3950'.A50:'Curve Fit - NTC_MF58,10K, B3950'.H52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50:'Curve Fit - NTC_MF58,10K, B3950'.H50" chart:label-cell-address="'Curve Fit - NTC_MF58,10K, B3950'.A50:'Curve Fit - NTC_MF58,10K, B3950'.A50" chart:class="chart:scatter">
            <chart:domain table:cell-range-address="'Curve Fit - NTC_MF58,10K, B3950'.B48:'Curve Fit - NTC_MF58,10K, B3950'.H48"/>
            <chart:data-point chart:repeated="7"/>
          </chart:series>
          <chart:series chart:style-name="ch8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series chart:style-name="ch9" chart:values-cell-range-address="'Curve Fit - NTC_MF58,10K, B3950'.B52:'Curve Fit - NTC_MF58,10K, B3950'.H52" chart:label-cell-address="'Curve Fit - NTC_MF58,10K, B3950'.A52:'Curve Fit - NTC_MF58,10K, B3950'.A5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8:'Curve Fit - NTC_MF58,10K, B3950'.H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2:'Curve Fit - NTC_MF58,10K, B3950'.A52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2:'Curve Fit - NTC_MF58,10K, B3950'.H52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3:'Curve Fit - NTC_MF58,10K, B3950'.B31 'Curve Fit - NTC_MF58,10K, B3950'.E3:'Curve Fit - NTC_MF58,10K, B3950'.E31 'Curve Fit - NTC_MF58,10K, B3950'.N3:'Curve Fit - NTC_MF58,10K, B3950'.N31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3:'Curve Fit - NTC_MF58,10K, B3950'.E31" chart:class="chart:scatter">
            <chart:domain table:cell-range-address="'Curve Fit - NTC_MF58,10K, B3950'.B3:'Curve Fit - NTC_MF58,10K, B3950'.B31"/>
            <chart:data-point chart:repeated="29"/>
          </chart:series>
          <chart:series chart:style-name="ch6" chart:values-cell-range-address="'Curve Fit - NTC_MF58,10K, B3950'.N3:'Curve Fit - NTC_MF58,10K, B3950'.N31" chart:class="chart:scatter">
            <chart:domain table:cell-range-address="'Curve Fit - NTC_MF58,10K, B3950'.M3:'Curve Fit - NTC_MF58,10K, B3950'.M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3:'Curve Fit - NTC_MF58,10K, B3950'.B31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3:'Curve Fit - NTC_MF58,10K, B3950'.E31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3:'Curve Fit - NTC_MF58,10K, B3950'.M31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3:'Curve Fit - NTC_MF58,10K, B395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8:'Curve Fit - NTC_MF58,10K, B3950'.B78 'Curve Fit - NTC_MF58,10K, B3950'.E68:'Curve Fit - NTC_MF58,10K, B3950'.E78 'Curve Fit - NTC_MF58,10K, B3950'.I68:'Curve Fit - NTC_MF58,10K, B3950'.I108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8:'Curve Fit - NTC_MF58,10K, B3950'.E78" chart:class="chart:scatter">
            <chart:domain table:cell-range-address="'Curve Fit - NTC_MF58,10K, B3950'.B68:'Curve Fit - NTC_MF58,10K, B3950'.B78"/>
            <chart:data-point chart:repeated="11"/>
          </chart:series>
          <chart:series chart:style-name="ch7" chart:values-cell-range-address="'Curve Fit - NTC_MF58,10K, B3950'.I68:'Curve Fit - NTC_MF58,10K, B3950'.I108" chart:class="chart:scatter">
            <chart:domain table:cell-range-address="'Curve Fit - NTC_MF58,10K, B3950'.H68:'Curve Fit - NTC_MF58,10K, B3950'.H108"/>
            <chart:data-point chart:repeated="41"/>
          </chart:series>
          <chart:series chart:style-name="ch8" chart:values-cell-range-address="'Curve Fit - NTC_MF58,10K, B3950'.I68:'Curve Fit - NTC_MF58,10K, B3950'.I78" chart:class="chart:scatter">
            <chart:domain table:cell-range-address="'Curve Fit - NTC_MF58,10K, B3950'.H68:'Curve Fit - NTC_MF58,10K, B3950'.H78"/>
            <chart:data-point chart:repeated="11"/>
          </chart:series>
          <chart:series chart:style-name="ch9" chart:values-cell-range-address="'Curve Fit - NTC_MF58,10K, B3950'.I68:'Curve Fit - NTC_MF58,10K, B3950'.I78" chart:class="chart:scatter">
            <chart:domain table:cell-range-address="'Curve Fit - NTC_MF58,10K, B3950'.H68:'Curve Fit - NTC_MF58,10K, B3950'.H7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8:'Curve Fit - NTC_MF58,10K, B3950'.B78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8:'Curve Fit - NTC_MF58,10K, B3950'.E7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108</svg:desc>
                </draw:g>
              </table:table-cell>
              <table:table-cell office:value-type="float" office:value="19.168470905412">
                <text:p>19.168470905412</text:p>
                <draw:g>
                  <svg:desc>'Curve Fit - NTC_MF58,10K, B3950'.I68:'Curve Fit - NTC_MF58,10K, B3950'.I10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78</svg:desc>
                </draw:g>
              </table:table-cell>
              <table:table-cell office:value-type="float" office:value="19.168470905412">
                <text:p>19.168470905412</text:p>
                <draw:g>
                  <svg:desc>'Curve Fit - NTC_MF58,10K, B3950'.I68:'Curve Fit - NTC_MF58,10K, B3950'.I78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8:'Curve Fit - NTC_MF58,10K, B3950'.H78</svg:desc>
                </draw:g>
              </table:table-cell>
              <table:table-cell office:value-type="float" office:value="19.168470905412">
                <text:p>19.168470905412</text:p>
                <draw:g>
                  <svg:desc>'Curve Fit - NTC_MF58,10K, B3950'.I68:'Curve Fit - NTC_MF58,10K, B3950'.I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">
                <text:p>20.582222804269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">
                <text:p>20.582222804269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">
                <text:p>20.582222804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3">
                <text:p>30.3666362104703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3">
                <text:p>30.3666362104703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3">
                <text:p>30.3666362104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1">
                <text:p>33.3523020474771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1">
                <text:p>33.3523020474771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1">
                <text:p>33.352302047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3">
                <text:p>310.963782426313</text:p>
              </table:table-cell>
              <table:table-cell office:value-type="float" office:value="36.8137824263134">
                <text:p>36.8137824263134</text:p>
              </table:table-cell>
              <table:table-cell office:value-type="float" office:value="310.963782426313">
                <text:p>310.963782426313</text:p>
              </table:table-cell>
              <table:table-cell office:value-type="float" office:value="36.8137824263134">
                <text:p>36.8137824263134</text:p>
              </table:table-cell>
              <table:table-cell office:value-type="float" office:value="310.963782426313">
                <text:p>310.963782426313</text:p>
              </table:table-cell>
              <table:table-cell office:value-type="float" office:value="36.8137824263134">
                <text:p>36.8137824263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57">
                <text:p>39.5609355349857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57">
                <text:p>39.5609355349857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57">
                <text:p>39.5609355349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6">
                <text:p>50.4542254624936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6">
                <text:p>50.4542254624936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6">
                <text:p>50.4542254624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1">
                <text:p>329.425921328861</text:p>
              </table:table-cell>
              <table:table-cell office:value-type="float" office:value="55.2759213288614">
                <text:p>55.2759213288614</text:p>
              </table:table-cell>
              <table:table-cell office:value-type="float" office:value="329.425921328861">
                <text:p>329.425921328861</text:p>
              </table:table-cell>
              <table:table-cell office:value-type="float" office:value="55.2759213288614">
                <text:p>55.2759213288614</text:p>
              </table:table-cell>
              <table:table-cell office:value-type="float" office:value="329.425921328861">
                <text:p>329.425921328861</text:p>
              </table:table-cell>
              <table:table-cell office:value-type="float" office:value="55.2759213288614">
                <text:p>55.2759213288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6">
                <text:p>334.204840162036</text:p>
              </table:table-cell>
              <table:table-cell office:value-type="float" office:value="60.0548401620363">
                <text:p>60.0548401620363</text:p>
              </table:table-cell>
              <table:table-cell office:value-type="float" office:value="334.204840162036">
                <text:p>334.204840162036</text:p>
              </table:table-cell>
              <table:table-cell office:value-type="float" office:value="60.0548401620363">
                <text:p>60.0548401620363</text:p>
              </table:table-cell>
              <table:table-cell office:value-type="float" office:value="334.204840162036">
                <text:p>334.204840162036</text:p>
              </table:table-cell>
              <table:table-cell office:value-type="float" office:value="60.0548401620363">
                <text:p>60.0548401620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6">
                <text:p>64.8194534956086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6">
                <text:p>64.8194534956086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6">
                <text:p>64.8194534956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88">
                <text:p>69.7457445101488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88">
                <text:p>69.7457445101488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88">
                <text:p>69.7457445101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Weller WT-50 Calculations'.A38:'Weller WT-50 Calculations'.B42 'Weller WT-50 Calculations'.G38:'Weller WT-50 Calculations'.G42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Weller WT-50 Calculations'.B38:'Weller WT-50 Calculations'.B42" chart:class="chart:scatter">
            <chart:domain table:cell-range-address="'Weller WT-50 Calculations'.A38:'Weller WT-50 Calculations'.A42"/>
            <chart:data-point chart:repeated="5"/>
          </chart:series>
          <chart:series chart:style-name="ch7" chart:values-cell-range-address="'Weller WT-50 Calculations'.G38:'Weller WT-50 Calculations'.G42" chart:class="chart:scatter">
            <chart:domain table:cell-range-address="'Weller WT-50 Calculations'.F38:'Weller WT-50 Calculations'.F42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8:'Weller WT-50 Calculations'.A42</svg:desc>
                </draw:g>
              </table:table-cell>
              <table:table-cell office:value-type="float" office:value="24">
                <text:p>24</text:p>
                <draw:g>
                  <svg:desc>'Weller WT-50 Calculations'.B38:'Weller WT-50 Calculations'.B42</svg:desc>
                </draw:g>
              </table:table-cell>
              <table:table-cell office:value-type="float" office:value="22.8371849">
                <text:p>22.8371849</text:p>
                <draw:g>
                  <svg:desc>'Weller WT-50 Calculations'.F38:'Weller WT-50 Calculations'.F42</svg:desc>
                </draw:g>
              </table:table-cell>
              <table:table-cell office:value-type="float" office:value="24.2421334684234">
                <text:p>24.2421334684234</text:p>
                <draw:g>
                  <svg:desc>'Weller WT-50 Calculations'.G38:'Weller WT-50 Calculations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chart_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